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83mm"/>
    </style:style>
    <style:style style:name="co2" style:family="table-column">
      <style:table-column-properties fo:break-before="auto" style:column-width="44.84mm"/>
    </style:style>
    <style:style style:name="co3" style:family="table-column">
      <style:table-column-properties fo:break-before="auto" style:column-width="37.6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Startnumm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erein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I2]&amp;[.H2]&amp;[.J2]" office:value-type="string" office:string-value="Schiller,Sebastian" calcext:value-type="string">
            <text:p>Schiller,Sebastian</text:p>
          </table:table-cell>
          <table:table-cell office:value-type="string" calcext:value-type="string">
            <text:p>SSVP Radebeul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Schiller</text:p>
          </table:table-cell>
          <table:table-cell office:value-type="string" calcext:value-type="string">
            <text:p>Sebasti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I3]&amp;[.H3]&amp;[.J3]" office:value-type="string" office:string-value="Schmieder,Ronald" calcext:value-type="string">
            <text:p>Schmieder,Ronald</text:p>
          </table:table-cell>
          <table:table-cell office:value-type="string" calcext:value-type="string">
            <text:p>KC Bad Dürrenberg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Schmieder</text:p>
          </table:table-cell>
          <table:table-cell office:value-type="string" calcext:value-type="string">
            <text:p>Ronal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I4]&amp;[.H4]&amp;[.J4]" office:value-type="string" office:string-value="Krummrich,Ronald" calcext:value-type="string">
            <text:p>Krummrich,Ronald</text:p>
          </table:table-cell>
          <table:table-cell office:value-type="string" calcext:value-type="string">
            <text:p>SVC Erfurt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Krummrich</text:p>
          </table:table-cell>
          <table:table-cell office:value-type="string" calcext:value-type="string">
            <text:p>Ronal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I5]&amp;[.H5]&amp;[.J5]" office:value-type="string" office:string-value="Hauzenberger,Ralf" calcext:value-type="string">
            <text:p>Hauzenberger,Ralf</text:p>
          </table:table-cell>
          <table:table-cell office:value-type="string" calcext:value-type="string">
            <text:p>KC Bad Dürrenberg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Hauzenberger</text:p>
          </table:table-cell>
          <table:table-cell office:value-type="string" calcext:value-type="string">
            <text:p>Ral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I6]&amp;[.H6]&amp;[.J6]" office:value-type="string" office:string-value="Fricke,Benjamin" calcext:value-type="string">
            <text:p>Fricke,Benjamin</text:p>
          </table:table-cell>
          <table:table-cell office:value-type="string" calcext:value-type="string">
            <text:p>KGC 66 Weimar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Fricke</text:p>
          </table:table-cell>
          <table:table-cell office:value-type="string" calcext:value-type="string">
            <text:p>Benjam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I7]&amp;[.H7]&amp;[.J7]" office:value-type="string" office:string-value="Winkler,Robert" calcext:value-type="string">
            <text:p>Winkler,Robert</text:p>
          </table:table-cell>
          <table:table-cell office:value-type="string" calcext:value-type="string">
            <text:p>PSB24 Berlin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Winkler</text:p>
          </table:table-cell>
          <table:table-cell office:value-type="string" calcext:value-type="string">
            <text:p>Rober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I8]&amp;[.H8]&amp;[.J8]" office:value-type="string" office:string-value="Günther,Kay" calcext:value-type="string">
            <text:p>Günther,Kay</text:p>
          </table:table-cell>
          <table:table-cell office:value-type="string" calcext:value-type="string">
            <text:p>KGC 66 Weimar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Günther</text:p>
          </table:table-cell>
          <table:table-cell office:value-type="string" calcext:value-type="string">
            <text:p>Ka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I9]&amp;[.H9]&amp;[.J9]" office:value-type="string" office:string-value="Baumann,Mike" calcext:value-type="string">
            <text:p>Baumann,Mike</text:p>
          </table:table-cell>
          <table:table-cell office:value-type="string" calcext:value-type="string">
            <text:p>KC Zwickau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Baumann</text:p>
          </table:table-cell>
          <table:table-cell office:value-type="string" calcext:value-type="string">
            <text:p>Mik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I10]&amp;[.H10]&amp;[.J10]" office:value-type="string" office:string-value="Barthel,Friedemann" calcext:value-type="string">
            <text:p>Barthel,Friedemann</text:p>
          </table:table-cell>
          <table:table-cell office:value-type="string" calcext:value-type="string">
            <text:p>SVS Jena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Barthel</text:p>
          </table:table-cell>
          <table:table-cell office:value-type="string" calcext:value-type="string">
            <text:p>Friedeman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I11]&amp;[.H11]&amp;[.J11]" office:value-type="string" office:string-value="Gimpel,Harald" calcext:value-type="string">
            <text:p>Gimpel,Harald</text:p>
          </table:table-cell>
          <table:table-cell office:value-type="string" calcext:value-type="string">
            <text:p>KC Bad Dürrenberg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Gimpel</text:p>
          </table:table-cell>
          <table:table-cell office:value-type="string" calcext:value-type="string">
            <text:p>Haral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I12]&amp;[.H12]&amp;[.J12]" office:value-type="string" office:string-value="Herrmann,Rolf" calcext:value-type="string">
            <text:p>Herrmann,Rolf</text:p>
          </table:table-cell>
          <table:table-cell office:value-type="string" calcext:value-type="string">
            <text:p>BSV Halle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Herrmann</text:p>
          </table:table-cell>
          <table:table-cell office:value-type="string" calcext:value-type="string">
            <text:p>Rolf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I13]&amp;[.H13]&amp;[.J13]" office:value-type="string" office:string-value="Pauligk,Daniel" calcext:value-type="string">
            <text:p>Pauligk,Daniel</text:p>
          </table:table-cell>
          <table:table-cell office:value-type="string" calcext:value-type="string">
            <text:p>SVC Erfurt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Pauligk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I14]&amp;[.H14]&amp;[.J14]" office:value-type="string" office:string-value="Kaden,Robert" calcext:value-type="string">
            <text:p>Kaden,Robert</text:p>
          </table:table-cell>
          <table:table-cell office:value-type="string" calcext:value-type="string">
            <text:p>SVS Jena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Kaden</text:p>
          </table:table-cell>
          <table:table-cell office:value-type="string" calcext:value-type="string">
            <text:p>Rober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I15]&amp;[.H15]&amp;[.J15]" office:value-type="string" office:string-value="Lanzsch,Gunter" calcext:value-type="string">
            <text:p>Lanzsch,Gunter</text:p>
          </table:table-cell>
          <table:table-cell office:value-type="string" calcext:value-type="string">
            <text:p>SSVP Radebeul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Lanzsch</text:p>
          </table:table-cell>
          <table:table-cell office:value-type="string" calcext:value-type="string">
            <text:p>Gunte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I16]&amp;[.H16]&amp;[.J16]" office:value-type="string" office:string-value="Mathow,Stefan" calcext:value-type="string">
            <text:p>Mathow,Stefan</text:p>
          </table:table-cell>
          <table:table-cell office:value-type="string" calcext:value-type="string">
            <text:p>PSB24 Berlin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Mathow</text:p>
          </table:table-cell>
          <table:table-cell office:value-type="string" calcext:value-type="string">
            <text:p>Stefa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I17]&amp;[.H17]&amp;[.J17]" office:value-type="string" office:string-value="Sörensen,Eric" calcext:value-type="string">
            <text:p>Sörensen,Eric</text:p>
          </table:table-cell>
          <table:table-cell office:value-type="string" calcext:value-type="string">
            <text:p>TSV 1880 Gera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Sörensen</text:p>
          </table:table-cell>
          <table:table-cell office:value-type="string" calcext:value-type="string">
            <text:p>Eric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I18]&amp;[.H18]&amp;[.J18]" office:value-type="string" office:string-value="Schiller,Holger" calcext:value-type="string">
            <text:p>Schiller,Holger</text:p>
          </table:table-cell>
          <table:table-cell office:value-type="string" calcext:value-type="string">
            <text:p>SSVP Radebeul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Schiller</text:p>
          </table:table-cell>
          <table:table-cell office:value-type="string" calcext:value-type="string">
            <text:p>Holge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I19]&amp;[.H19]&amp;[.J19]" office:value-type="string" office:string-value="Witkowski,Milton" calcext:value-type="string">
            <text:p>Witkowski,Milton</text:p>
          </table:table-cell>
          <table:table-cell office:value-type="string" calcext:value-type="string">
            <text:p>SGE Spremberg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ilto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I20]&amp;[.H20]&amp;[.J20]" office:value-type="string" office:string-value="Hinkfuß,Felix" calcext:value-type="string">
            <text:p>Hinkfuß,Felix</text:p>
          </table:table-cell>
          <table:table-cell office:value-type="string" calcext:value-type="string">
            <text:p>SVC Erfurt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Hinkfuß</text:p>
          </table:table-cell>
          <table:table-cell office:value-type="string" calcext:value-type="string">
            <text:p>Feli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I21]&amp;[.H21]&amp;[.J21]" office:value-type="string" office:string-value="Franke,John" calcext:value-type="string">
            <text:p>Franke,John</text:p>
          </table:table-cell>
          <table:table-cell office:value-type="string" calcext:value-type="string">
            <text:p>BSV Halle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Franke</text:p>
          </table:table-cell>
          <table:table-cell office:value-type="string" calcext:value-type="string">
            <text:p>Joh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I22]&amp;[.H22]&amp;[.J22]" office:value-type="string" office:string-value="Wendt,Augustin" calcext:value-type="string">
            <text:p>Wendt,Augustin</text:p>
          </table:table-cell>
          <table:table-cell office:value-type="string" calcext:value-type="string">
            <text:p>KGC 66 Weimar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Wendt</text:p>
          </table:table-cell>
          <table:table-cell office:value-type="string" calcext:value-type="string">
            <text:p>Augusti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I23]&amp;[.H23]&amp;[.J23]" office:value-type="string" office:string-value="Weiß,Anton" calcext:value-type="string">
            <text:p>Weiß,Anton</text:p>
          </table:table-cell>
          <table:table-cell office:value-type="string" calcext:value-type="string">
            <text:p>Leipziger KC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Weiß</text:p>
          </table:table-cell>
          <table:table-cell office:value-type="string" calcext:value-type="string">
            <text:p>Anto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I24]&amp;[.H24]&amp;[.J24]" office:value-type="string" office:string-value="Urban,Jannis" calcext:value-type="string">
            <text:p>Urban,Jannis</text:p>
          </table:table-cell>
          <table:table-cell office:value-type="string" calcext:value-type="string">
            <text:p>SSVP Radebeul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Janni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I25]&amp;[.H25]&amp;[.J25]" office:value-type="string" office:string-value="Stracke,Tizian" calcext:value-type="string">
            <text:p>Stracke,Tizian</text:p>
          </table:table-cell>
          <table:table-cell office:value-type="string" calcext:value-type="string">
            <text:p>SVS Jena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Stracke</text:p>
          </table:table-cell>
          <table:table-cell office:value-type="string" calcext:value-type="string">
            <text:p>Tizia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I26]&amp;[.H26]&amp;[.J26]" office:value-type="string" office:string-value="Seifert,Christoph" calcext:value-type="string">
            <text:p>Seifert,Christoph</text:p>
          </table:table-cell>
          <table:table-cell office:value-type="string" calcext:value-type="string">
            <text:p>Leipziger KC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Seifert</text:p>
          </table:table-cell>
          <table:table-cell office:value-type="string" calcext:value-type="string">
            <text:p>Christoph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I27]&amp;[.H27]&amp;[.J27]" office:value-type="string" office:string-value="Männig,Florian" calcext:value-type="string">
            <text:p>Männig,Florian</text:p>
          </table:table-cell>
          <table:table-cell office:value-type="string" calcext:value-type="string">
            <text:p>Leipziger KC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Männig</text:p>
          </table:table-cell>
          <table:table-cell office:value-type="string" calcext:value-type="string">
            <text:p>Floria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I28]&amp;[.H28]&amp;[.J28]" office:value-type="string" office:string-value="Schönwälder,Richard" calcext:value-type="string">
            <text:p>Schönwälder,Richard</text:p>
          </table:table-cell>
          <table:table-cell office:value-type="string" calcext:value-type="string">
            <text:p>SGE Spremberg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Schönwälder</text:p>
          </table:table-cell>
          <table:table-cell office:value-type="string" calcext:value-type="string">
            <text:p>Richar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I29]&amp;[.H29]&amp;[.J29]" office:value-type="string" office:string-value="Rohmer,Karl" calcext:value-type="string">
            <text:p>Rohmer,Karl</text:p>
          </table:table-cell>
          <table:table-cell office:value-type="string" calcext:value-type="string">
            <text:p>Leipziger KC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Rohmer</text:p>
          </table:table-cell>
          <table:table-cell office:value-type="string" calcext:value-type="string">
            <text:p>Kar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I30]&amp;[.H30]&amp;[.J30]" office:value-type="string" office:string-value="Juppien,Leonard" calcext:value-type="string">
            <text:p>Juppien,Leonard</text:p>
          </table:table-cell>
          <table:table-cell office:value-type="string" calcext:value-type="string">
            <text:p>SVS Jena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Juppien</text:p>
          </table:table-cell>
          <table:table-cell office:value-type="string" calcext:value-type="string">
            <text:p>Leonar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I31]&amp;[.H31]&amp;[.J31]" office:value-type="string" office:string-value="Riedel,Erik" calcext:value-type="string">
            <text:p>Riedel,Erik</text:p>
          </table:table-cell>
          <table:table-cell office:value-type="string" calcext:value-type="string">
            <text:p>TSV 1880 Gera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Riedel</text:p>
          </table:table-cell>
          <table:table-cell office:value-type="string" calcext:value-type="string">
            <text:p>Eri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I32]&amp;[.H32]&amp;[.J32]" office:value-type="string" office:string-value="Föhlinger,Marc" calcext:value-type="string">
            <text:p>Föhlinger,Marc</text:p>
          </table:table-cell>
          <table:table-cell office:value-type="string" calcext:value-type="string">
            <text:p>PSB24 Berlin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Föhlinger</text:p>
          </table:table-cell>
          <table:table-cell office:value-type="string" calcext:value-type="string">
            <text:p>Marc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I33]&amp;[.H33]&amp;[.J33]" office:value-type="string" office:string-value="Seifert,Ruben" calcext:value-type="string">
            <text:p>Seifert,Ruben</text:p>
          </table:table-cell>
          <table:table-cell office:value-type="string" calcext:value-type="string">
            <text:p>SVS Jena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Seifert</text:p>
          </table:table-cell>
          <table:table-cell office:value-type="string" calcext:value-type="string">
            <text:p>Rube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I34]&amp;[.H34]&amp;[.J34]" office:value-type="string" office:string-value="Choudhry,Yassir" calcext:value-type="string">
            <text:p>Choudhry,Yassir</text:p>
          </table:table-cell>
          <table:table-cell office:value-type="string" calcext:value-type="string">
            <text:p>TSV 1880 Gera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Choudhry</text:p>
          </table:table-cell>
          <table:table-cell office:value-type="string" calcext:value-type="string">
            <text:p>Yassi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I35]&amp;[.H35]&amp;[.J35]" office:value-type="string" office:string-value="Rehklau,Max" calcext:value-type="string">
            <text:p>Rehklau,Max</text:p>
          </table:table-cell>
          <table:table-cell office:value-type="string" calcext:value-type="string">
            <text:p>SGE Spremberg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Rehklau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I36]&amp;[.H36]&amp;[.J36]" office:value-type="string" office:string-value="Grünberg,Jonathan" calcext:value-type="string">
            <text:p>Grünberg,Jonathan</text:p>
          </table:table-cell>
          <table:table-cell office:value-type="string" calcext:value-type="string">
            <text:p>SSVP Radebeul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Grünberg</text:p>
          </table:table-cell>
          <table:table-cell office:value-type="string" calcext:value-type="string">
            <text:p>Jonatha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I37]&amp;[.H37]&amp;[.J37]" office:value-type="string" office:string-value="Trüpschuch,Jacob" calcext:value-type="string">
            <text:p>Trüpschuch,Jacob</text:p>
          </table:table-cell>
          <table:table-cell office:value-type="string" calcext:value-type="string">
            <text:p>SVC Erfurt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Trüpschuch</text:p>
          </table:table-cell>
          <table:table-cell office:value-type="string" calcext:value-type="string">
            <text:p>Jacob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I38]&amp;[.H38]&amp;[.J38]" office:value-type="string" office:string-value="Jung,Tim" calcext:value-type="string">
            <text:p>Jung,Tim</text:p>
          </table:table-cell>
          <table:table-cell office:value-type="string" calcext:value-type="string">
            <text:p>BSV Halle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Jung</text:p>
          </table:table-cell>
          <table:table-cell office:value-type="string" calcext:value-type="string">
            <text:p>Tim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I39]&amp;[.H39]&amp;[.J39]" office:value-type="string" office:string-value="Schiller,Franz" calcext:value-type="string">
            <text:p>Schiller,Franz</text:p>
          </table:table-cell>
          <table:table-cell office:value-type="string" calcext:value-type="string">
            <text:p>SSVP Radebeul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Schiller</text:p>
          </table:table-cell>
          <table:table-cell office:value-type="string" calcext:value-type="string">
            <text:p>Franz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I40]&amp;[.H40]&amp;[.J40]" office:value-type="string" office:string-value="Lessmann,Nico" calcext:value-type="string">
            <text:p>Lessmann,Nico</text:p>
          </table:table-cell>
          <table:table-cell office:value-type="string" calcext:value-type="string">
            <text:p>KC Bad Dürrenberg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Lessmann</text:p>
          </table:table-cell>
          <table:table-cell office:value-type="string" calcext:value-type="string">
            <text:p>Nic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I41]&amp;[.H41]&amp;[.J41]" office:value-type="string" office:string-value="Heller,Hannes" calcext:value-type="string">
            <text:p>Heller,Hannes</text:p>
          </table:table-cell>
          <table:table-cell office:value-type="string" calcext:value-type="string">
            <text:p>KGC 66 Weimar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Heller</text:p>
          </table:table-cell>
          <table:table-cell office:value-type="string" calcext:value-type="string">
            <text:p>Hanne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I42]&amp;[.H42]&amp;[.J42]" office:value-type="string" office:string-value="Liu,Yichen" calcext:value-type="string">
            <text:p>Liu,Yichen</text:p>
          </table:table-cell>
          <table:table-cell office:value-type="string" calcext:value-type="string">
            <text:p>BSV Halle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Liu</text:p>
          </table:table-cell>
          <table:table-cell office:value-type="string" calcext:value-type="string">
            <text:p>Yichen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I43]&amp;[.H43]&amp;[.J43]" office:value-type="string" office:string-value="Kostrzew,Conner" calcext:value-type="string">
            <text:p>Kostrzew,Conner</text:p>
          </table:table-cell>
          <table:table-cell office:value-type="string" calcext:value-type="string">
            <text:p>PSB24 Berlin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Kostrzew</text:p>
          </table:table-cell>
          <table:table-cell office:value-type="string" calcext:value-type="string">
            <text:p>Conne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I44]&amp;[.H44]&amp;[.J44]" office:value-type="string" office:string-value="Trödel,Cedric" calcext:value-type="string">
            <text:p>Trödel,Cedric</text:p>
          </table:table-cell>
          <table:table-cell office:value-type="string" calcext:value-type="string">
            <text:p>BSV Halle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Trödel</text:p>
          </table:table-cell>
          <table:table-cell office:value-type="string" calcext:value-type="string">
            <text:p>Cedric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I45]&amp;[.H45]&amp;[.J45]" office:value-type="string" office:string-value="Lippke,Frederik" calcext:value-type="string">
            <text:p>Lippke,Frederik</text:p>
          </table:table-cell>
          <table:table-cell office:value-type="string" calcext:value-type="string">
            <text:p>Leipziger KC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Lippke</text:p>
          </table:table-cell>
          <table:table-cell office:value-type="string" calcext:value-type="string">
            <text:p>Frederik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I46]&amp;[.H46]&amp;[.J46]" office:value-type="string" office:string-value="Westphal,Benno" calcext:value-type="string">
            <text:p>Westphal,Benno</text:p>
          </table:table-cell>
          <table:table-cell office:value-type="string" calcext:value-type="string">
            <text:p>SGE Spremberg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Westphal</text:p>
          </table:table-cell>
          <table:table-cell office:value-type="string" calcext:value-type="string">
            <text:p>Benno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I47]&amp;[.H47]&amp;[.J47]" office:value-type="string" office:string-value="Schwarz,Julian" calcext:value-type="string">
            <text:p>Schwarz,Julian</text:p>
          </table:table-cell>
          <table:table-cell office:value-type="string" calcext:value-type="string">
            <text:p>BSV Halle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Julian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I48]&amp;[.H48]&amp;[.J48]" office:value-type="string" office:string-value="Paaschen,Noah" calcext:value-type="string">
            <text:p>Paaschen,Noah</text:p>
          </table:table-cell>
          <table:table-cell office:value-type="string" calcext:value-type="string">
            <text:p>BSV Halle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Paaschen</text:p>
          </table:table-cell>
          <table:table-cell office:value-type="string" calcext:value-type="string">
            <text:p>Noah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I49]&amp;[.H49]&amp;[.J49]" office:value-type="string" office:string-value="Sell,Jakob" calcext:value-type="string">
            <text:p>Sell,Jakob</text:p>
          </table:table-cell>
          <table:table-cell office:value-type="string" calcext:value-type="string">
            <text:p>BSV Halle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Jakob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I50]&amp;[.H50]&amp;[.J50]" office:value-type="string" office:string-value="Pohl,Vincent" calcext:value-type="string">
            <text:p>Pohl,Vincent</text:p>
          </table:table-cell>
          <table:table-cell office:value-type="string" calcext:value-type="string">
            <text:p>WSD Dresden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Pohl</text:p>
          </table:table-cell>
          <table:table-cell office:value-type="string" calcext:value-type="string">
            <text:p>Vincen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I51]&amp;[.H51]&amp;[.J51]" office:value-type="string" office:string-value="Kuplin,Julius" calcext:value-type="string">
            <text:p>Kuplin,Julius</text:p>
          </table:table-cell>
          <table:table-cell office:value-type="string" calcext:value-type="string">
            <text:p>BSV Halle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Kuplin</text:p>
          </table:table-cell>
          <table:table-cell office:value-type="string" calcext:value-type="string">
            <text:p>Julius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I52]&amp;[.H52]&amp;[.J52]" office:value-type="string" office:string-value="Berger,Til" calcext:value-type="string">
            <text:p>Berger,Til</text:p>
          </table:table-cell>
          <table:table-cell office:value-type="string" calcext:value-type="string">
            <text:p>Leipziger KC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Berger</text:p>
          </table:table-cell>
          <table:table-cell office:value-type="string" calcext:value-type="string">
            <text:p>Til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I53]&amp;[.H53]&amp;[.J53]" office:value-type="string" office:string-value="Kusche,Eric" calcext:value-type="string">
            <text:p>Kusche,Eric</text:p>
          </table:table-cell>
          <table:table-cell office:value-type="string" calcext:value-type="string">
            <text:p>Leipziger KC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Kusche</text:p>
          </table:table-cell>
          <table:table-cell office:value-type="string" calcext:value-type="string">
            <text:p>Eric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I54]&amp;[.H54]&amp;[.J54]" office:value-type="string" office:string-value="Heid,Steven" calcext:value-type="string">
            <text:p>Heid,Steven</text:p>
          </table:table-cell>
          <table:table-cell office:value-type="string" calcext:value-type="string">
            <text:p>BSV Halle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Heid</text:p>
          </table:table-cell>
          <table:table-cell office:value-type="string" calcext:value-type="string">
            <text:p>Steven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I55]&amp;[.H55]&amp;[.J55]" office:value-type="string" office:string-value="Reichenbach,Yannik" calcext:value-type="string">
            <text:p>Reichenbach,Yannik</text:p>
          </table:table-cell>
          <table:table-cell office:value-type="string" calcext:value-type="string">
            <text:p>TSV 1880 Gera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Reichenbach</text:p>
          </table:table-cell>
          <table:table-cell office:value-type="string" calcext:value-type="string">
            <text:p>Yannik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I56]&amp;[.H56]&amp;[.J56]" office:value-type="string" office:string-value="Schauer,Milan" calcext:value-type="string">
            <text:p>Schauer,Milan</text:p>
          </table:table-cell>
          <table:table-cell office:value-type="string" calcext:value-type="string">
            <text:p>MKV Berlin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Schauer</text:p>
          </table:table-cell>
          <table:table-cell office:value-type="string" calcext:value-type="string">
            <text:p>Milan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I57]&amp;[.H57]&amp;[.J57]" office:value-type="string" office:string-value="Mietsch,Artur" calcext:value-type="string">
            <text:p>Mietsch,Artur</text:p>
          </table:table-cell>
          <table:table-cell office:value-type="string" calcext:value-type="string">
            <text:p>KCS Sömmerda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Mietsch</text:p>
          </table:table-cell>
          <table:table-cell office:value-type="string" calcext:value-type="string">
            <text:p>Artur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I58]&amp;[.H58]&amp;[.J58]" office:value-type="string" office:string-value="Griebner,Sven" calcext:value-type="string">
            <text:p>Griebner,Sven</text:p>
          </table:table-cell>
          <table:table-cell office:value-type="string" calcext:value-type="string">
            <text:p>SGE Spremberg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Griebner</text:p>
          </table:table-cell>
          <table:table-cell office:value-type="string" calcext:value-type="string">
            <text:p>Sven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I59]&amp;[.H59]&amp;[.J59]" office:value-type="string" office:string-value="Fröhlich,Til" calcext:value-type="string">
            <text:p>Fröhlich,Til</text:p>
          </table:table-cell>
          <table:table-cell office:value-type="string" calcext:value-type="string">
            <text:p>SGK Meißen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Fröhlich</text:p>
          </table:table-cell>
          <table:table-cell office:value-type="string" calcext:value-type="string">
            <text:p>Til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I60]&amp;[.H60]&amp;[.J60]" office:value-type="string" office:string-value="Streck,Maximilian" calcext:value-type="string">
            <text:p>Streck,Maximilian</text:p>
          </table:table-cell>
          <table:table-cell office:value-type="string" calcext:value-type="string">
            <text:p>SGK Meißen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Streck</text:p>
          </table:table-cell>
          <table:table-cell office:value-type="string" calcext:value-type="string">
            <text:p>Maximilia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I61]&amp;[.H61]&amp;[.J61]" office:value-type="string" office:string-value="Berndt,Phillip" calcext:value-type="string">
            <text:p>Berndt,Phillip</text:p>
          </table:table-cell>
          <table:table-cell office:value-type="string" calcext:value-type="string">
            <text:p>MKV Berlin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Berndt</text:p>
          </table:table-cell>
          <table:table-cell office:value-type="string" calcext:value-type="string">
            <text:p>Phillip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I62]&amp;[.H62]&amp;[.J62]" office:value-type="string" office:string-value="Pröhl,Jonathan" calcext:value-type="string">
            <text:p>Pröhl,Jonathan</text:p>
          </table:table-cell>
          <table:table-cell office:value-type="string" calcext:value-type="string">
            <text:p>WSD Dresden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Pröhl</text:p>
          </table:table-cell>
          <table:table-cell office:value-type="string" calcext:value-type="string">
            <text:p>Jonathan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I63]&amp;[.H63]&amp;[.J63]" office:value-type="string" office:string-value="Serbser,Ludwig" calcext:value-type="string">
            <text:p>Serbser,Ludwig</text:p>
          </table:table-cell>
          <table:table-cell office:value-type="string" calcext:value-type="string">
            <text:p>Leipziger KC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Serbser</text:p>
          </table:table-cell>
          <table:table-cell office:value-type="string" calcext:value-type="string">
            <text:p>Ludwig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I64]&amp;[.H64]&amp;[.J64]" office:value-type="string" office:string-value="Schumann,Jonas" calcext:value-type="string">
            <text:p>Schumann,Jonas</text:p>
          </table:table-cell>
          <table:table-cell office:value-type="string" calcext:value-type="string">
            <text:p>SGK Meißen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Schumann</text:p>
          </table:table-cell>
          <table:table-cell office:value-type="string" calcext:value-type="string">
            <text:p>Jona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I65]&amp;[.H65]&amp;[.J65]" office:value-type="string" office:string-value="Ehrlich,Askil" calcext:value-type="string">
            <text:p>Ehrlich,Askil</text:p>
          </table:table-cell>
          <table:table-cell office:value-type="string" calcext:value-type="string">
            <text:p>SSVP Radebeul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Ehrlich</text:p>
          </table:table-cell>
          <table:table-cell office:value-type="string" calcext:value-type="string">
            <text:p>Askil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I66]&amp;[.H66]&amp;[.J66]" office:value-type="string" office:string-value="Ginzel,Konrad" calcext:value-type="string">
            <text:p>Ginzel,Konrad</text:p>
          </table:table-cell>
          <table:table-cell office:value-type="string" calcext:value-type="string">
            <text:p>Leipziger KC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Ginzel</text:p>
          </table:table-cell>
          <table:table-cell office:value-type="string" calcext:value-type="string">
            <text:p>Konrad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I67]&amp;[.H67]&amp;[.J67]" office:value-type="string" office:string-value="Streller,Christoph" calcext:value-type="string">
            <text:p>Streller,Christoph</text:p>
          </table:table-cell>
          <table:table-cell office:value-type="string" calcext:value-type="string">
            <text:p>KC Zwickau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Streller</text:p>
          </table:table-cell>
          <table:table-cell office:value-type="string" calcext:value-type="string">
            <text:p>Christoph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I68]&amp;[.H68]&amp;[.J68]" office:value-type="string" office:string-value="Dyroff,Claus Richard" calcext:value-type="string">
            <text:p>Dyroff,Claus Richard</text:p>
          </table:table-cell>
          <table:table-cell office:value-type="string" calcext:value-type="string">
            <text:p>KGC 66 Weimar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Dyroff</text:p>
          </table:table-cell>
          <table:table-cell office:value-type="string" calcext:value-type="string">
            <text:p>Claus Richard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I69]&amp;[.H69]&amp;[.J69]" office:value-type="string" office:string-value="Backes,Johann Sebastian" calcext:value-type="string">
            <text:p>Backes,Johann Sebastian</text:p>
          </table:table-cell>
          <table:table-cell office:value-type="string" calcext:value-type="string">
            <text:p>KCS Sömmerda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Backes</text:p>
          </table:table-cell>
          <table:table-cell office:value-type="string" calcext:value-type="string">
            <text:p>Johann Sebastian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I70]&amp;[.H70]&amp;[.J70]" office:value-type="string" office:string-value="Teichler,Marek" calcext:value-type="string">
            <text:p>Teichler,Marek</text:p>
          </table:table-cell>
          <table:table-cell office:value-type="string" calcext:value-type="string">
            <text:p>SVC Erfurt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Teichler</text:p>
          </table:table-cell>
          <table:table-cell office:value-type="string" calcext:value-type="string">
            <text:p>Marek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I71]&amp;[.H71]&amp;[.J71]" office:value-type="string" office:string-value="Harm,Hannes" calcext:value-type="string">
            <text:p>Harm,Hannes</text:p>
          </table:table-cell>
          <table:table-cell office:value-type="string" calcext:value-type="string">
            <text:p>KGC 66 Weimar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Harm</text:p>
          </table:table-cell>
          <table:table-cell office:value-type="string" calcext:value-type="string">
            <text:p>Hannes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I72]&amp;[.H72]&amp;[.J72]" office:value-type="string" office:string-value="Frank,Tobias" calcext:value-type="string">
            <text:p>Frank,Tobias</text:p>
          </table:table-cell>
          <table:table-cell office:value-type="string" calcext:value-type="string">
            <text:p>SVS Jena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Tobia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I73]&amp;[.H73]&amp;[.J73]" office:value-type="string" office:string-value="Callenius,Björn" calcext:value-type="string">
            <text:p>Callenius,Björn</text:p>
          </table:table-cell>
          <table:table-cell office:value-type="string" calcext:value-type="string">
            <text:p>BSV Halle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Callenius</text:p>
          </table:table-cell>
          <table:table-cell office:value-type="string" calcext:value-type="string">
            <text:p>Björn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I74]&amp;[.H74]&amp;[.J74]" office:value-type="string" office:string-value="Nicolas,Jacob" calcext:value-type="string">
            <text:p>Nicolas,Jacob</text:p>
          </table:table-cell>
          <table:table-cell office:value-type="string" calcext:value-type="string">
            <text:p>BSV Halle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acob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I75]&amp;[.H75]&amp;[.J75]" office:value-type="string" office:string-value="Markwort,Niklas" calcext:value-type="string">
            <text:p>Markwort,Niklas</text:p>
          </table:table-cell>
          <table:table-cell office:value-type="string" calcext:value-type="string">
            <text:p>BSV Halle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Markwort</text:p>
          </table:table-cell>
          <table:table-cell office:value-type="string" calcext:value-type="string">
            <text:p>Niklas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I76]&amp;[.H76]&amp;[.J76]" office:value-type="string" office:string-value="Oltmanns,Merten" calcext:value-type="string">
            <text:p>Oltmanns,Merten</text:p>
          </table:table-cell>
          <table:table-cell office:value-type="string" calcext:value-type="string">
            <text:p>Leipziger KC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Oltmanns</text:p>
          </table:table-cell>
          <table:table-cell office:value-type="string" calcext:value-type="string">
            <text:p>Merten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I77]&amp;[.H77]&amp;[.J77]" office:value-type="string" office:string-value="Paaschen,Louis" calcext:value-type="string">
            <text:p>Paaschen,Louis</text:p>
          </table:table-cell>
          <table:table-cell office:value-type="string" calcext:value-type="string">
            <text:p>BSV Halle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Paaschen</text:p>
          </table:table-cell>
          <table:table-cell office:value-type="string" calcext:value-type="string">
            <text:p>Louis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I78]&amp;[.H78]&amp;[.J78]" office:value-type="string" office:string-value="Wöller,Ferdinand" calcext:value-type="string">
            <text:p>Wöller,Ferdinand</text:p>
          </table:table-cell>
          <table:table-cell office:value-type="string" calcext:value-type="string">
            <text:p>SVS Jena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Wöller</text:p>
          </table:table-cell>
          <table:table-cell office:value-type="string" calcext:value-type="string">
            <text:p>Ferdinand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I79]&amp;[.H79]&amp;[.J79]" office:value-type="string" office:string-value="Gosse,Franz" calcext:value-type="string">
            <text:p>Gosse,Franz</text:p>
          </table:table-cell>
          <table:table-cell office:value-type="string" calcext:value-type="string">
            <text:p>Leipziger KC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Gosse</text:p>
          </table:table-cell>
          <table:table-cell office:value-type="string" calcext:value-type="string">
            <text:p>Franz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I80]&amp;[.H80]&amp;[.J80]" office:value-type="string" office:string-value="Harnge,Paul Erik" calcext:value-type="string">
            <text:p>Harnge,Paul Erik</text:p>
          </table:table-cell>
          <table:table-cell office:value-type="string" calcext:value-type="string">
            <text:p>Leipziger KC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Harnge</text:p>
          </table:table-cell>
          <table:table-cell office:value-type="string" calcext:value-type="string">
            <text:p>Paul Erik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I81]&amp;[.H81]&amp;[.J81]" office:value-type="string" office:string-value="Mittinger,Max" calcext:value-type="string">
            <text:p>Mittinger,Max</text:p>
          </table:table-cell>
          <table:table-cell office:value-type="string" calcext:value-type="string">
            <text:p>BSV Halle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Mittinger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I82]&amp;[.H82]&amp;[.J82]" office:value-type="string" office:string-value="Kies,Benjamin" calcext:value-type="string">
            <text:p>Kies,Benjamin</text:p>
          </table:table-cell>
          <table:table-cell office:value-type="string" calcext:value-type="string">
            <text:p>BSV Halle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Kies</text:p>
          </table:table-cell>
          <table:table-cell office:value-type="string" calcext:value-type="string">
            <text:p>Benjamin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I83]&amp;[.H83]&amp;[.J83]" office:value-type="string" office:string-value="Seifert,Adrian" calcext:value-type="string">
            <text:p>Seifert,Adrian</text:p>
          </table:table-cell>
          <table:table-cell office:value-type="string" calcext:value-type="string">
            <text:p>Leipziger KC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Seifert</text:p>
          </table:table-cell>
          <table:table-cell office:value-type="string" calcext:value-type="string">
            <text:p>Adrian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I84]&amp;[.H84]&amp;[.J84]" office:value-type="string" office:string-value="Bauer,Kilian" calcext:value-type="string">
            <text:p>Bauer,Kilian</text:p>
          </table:table-cell>
          <table:table-cell office:value-type="string" calcext:value-type="string">
            <text:p>KGC 66 Weimar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Kilian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I85]&amp;[.H85]&amp;[.J85]" office:value-type="string" office:string-value="Nicolas,Moritz" calcext:value-type="string">
            <text:p>Nicolas,Moritz</text:p>
          </table:table-cell>
          <table:table-cell office:value-type="string" calcext:value-type="string">
            <text:p>BSV Halle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Moritz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I86]&amp;[.H86]&amp;[.J86]" office:value-type="string" office:string-value="Jahn,Hugo" calcext:value-type="string">
            <text:p>Jahn,Hugo</text:p>
          </table:table-cell>
          <table:table-cell office:value-type="string" calcext:value-type="string">
            <text:p>SGK Meißen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Jahn</text:p>
          </table:table-cell>
          <table:table-cell office:value-type="string" calcext:value-type="string">
            <text:p>Hugo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I87]&amp;[.H87]&amp;[.J87]" office:value-type="string" office:string-value="Göhlert,Theo" calcext:value-type="string">
            <text:p>Göhlert,Theo</text:p>
          </table:table-cell>
          <table:table-cell office:value-type="string" calcext:value-type="string">
            <text:p>SVS Jena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Göhlert</text:p>
          </table:table-cell>
          <table:table-cell office:value-type="string" calcext:value-type="string">
            <text:p>Theo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I88]&amp;[.H88]&amp;[.J88]" office:value-type="string" office:string-value="Kunert,Til" calcext:value-type="string">
            <text:p>Kunert,Til</text:p>
          </table:table-cell>
          <table:table-cell office:value-type="string" calcext:value-type="string">
            <text:p>WSD Dresden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Kunert</text:p>
          </table:table-cell>
          <table:table-cell office:value-type="string" calcext:value-type="string">
            <text:p>Til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I89]&amp;[.H89]&amp;[.J89]" office:value-type="string" office:string-value="Teichler,Janko" calcext:value-type="string">
            <text:p>Teichler,Janko</text:p>
          </table:table-cell>
          <table:table-cell office:value-type="string" calcext:value-type="string">
            <text:p>SVC Erfurt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Teichler</text:p>
          </table:table-cell>
          <table:table-cell office:value-type="string" calcext:value-type="string">
            <text:p>Janko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I90]&amp;[.H90]&amp;[.J90]" office:value-type="string" office:string-value="Hausner,Erik" calcext:value-type="string">
            <text:p>Hausner,Erik</text:p>
          </table:table-cell>
          <table:table-cell office:value-type="string" calcext:value-type="string">
            <text:p>TSV 1880 Gera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Hausner</text:p>
          </table:table-cell>
          <table:table-cell office:value-type="string" calcext:value-type="string">
            <text:p>Erik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I91]&amp;[.H91]&amp;[.J91]" office:value-type="string" office:string-value="Roeper,Augustin" calcext:value-type="string">
            <text:p>Roeper,Augustin</text:p>
          </table:table-cell>
          <table:table-cell office:value-type="string" calcext:value-type="string">
            <text:p>SSVP Radebeul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Roeper</text:p>
          </table:table-cell>
          <table:table-cell office:value-type="string" calcext:value-type="string">
            <text:p>Augustin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I92]&amp;[.H92]&amp;[.J92]" office:value-type="string" office:string-value="Kaiser,Diego" calcext:value-type="string">
            <text:p>Kaiser,Diego</text:p>
          </table:table-cell>
          <table:table-cell office:value-type="string" calcext:value-type="string">
            <text:p>MKV Berlin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Kaiser</text:p>
          </table:table-cell>
          <table:table-cell office:value-type="string" calcext:value-type="string">
            <text:p>Diego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I93]&amp;[.H93]&amp;[.J93]" office:value-type="string" office:string-value="Corbus,Maksis" calcext:value-type="string">
            <text:p>Corbus,Maksis</text:p>
          </table:table-cell>
          <table:table-cell office:value-type="string" calcext:value-type="string">
            <text:p>SVS Jena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Corbus</text:p>
          </table:table-cell>
          <table:table-cell office:value-type="string" calcext:value-type="string">
            <text:p>Maksi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I94]&amp;[.H94]&amp;[.J94]" office:value-type="string" office:string-value="Förster,Konrad" calcext:value-type="string">
            <text:p>Förster,Konrad</text:p>
          </table:table-cell>
          <table:table-cell office:value-type="string" calcext:value-type="string">
            <text:p>KGC 66 Weimar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Förster</text:p>
          </table:table-cell>
          <table:table-cell office:value-type="string" calcext:value-type="string">
            <text:p>Konrad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I95]&amp;[.H95]&amp;[.J95]" office:value-type="string" office:string-value="Schmidt,Moritz" calcext:value-type="string">
            <text:p>Schmidt,Moritz</text:p>
          </table:table-cell>
          <table:table-cell office:value-type="string" calcext:value-type="string">
            <text:p>SGK Meißen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Moritz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I96]&amp;[.H96]&amp;[.J96]" office:value-type="string" office:string-value="Lippa,Alwin" calcext:value-type="string">
            <text:p>Lippa,Alwin</text:p>
          </table:table-cell>
          <table:table-cell office:value-type="string" calcext:value-type="string">
            <text:p>MSV Buna Schkopau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Lippa</text:p>
          </table:table-cell>
          <table:table-cell office:value-type="string" calcext:value-type="string">
            <text:p>Alwi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I97]&amp;[.H97]&amp;[.J97]" office:value-type="string" office:string-value="Benzien,Jonas" calcext:value-type="string">
            <text:p>Benzien,Jonas</text:p>
          </table:table-cell>
          <table:table-cell office:value-type="string" calcext:value-type="string">
            <text:p>Leipziger KC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Benzien</text:p>
          </table:table-cell>
          <table:table-cell office:value-type="string" calcext:value-type="string">
            <text:p>Jona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I98]&amp;[.H98]&amp;[.J98]" office:value-type="string" office:string-value="Schwabe,Anton" calcext:value-type="string">
            <text:p>Schwabe,Anton</text:p>
          </table:table-cell>
          <table:table-cell office:value-type="string" calcext:value-type="string">
            <text:p>KGC 66 Weimar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Schwabe</text:p>
          </table:table-cell>
          <table:table-cell office:value-type="string" calcext:value-type="string">
            <text:p>Anton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I99]&amp;[.H99]&amp;[.J99]" office:value-type="string" office:string-value="Jacob,Tom" calcext:value-type="string">
            <text:p>Jacob,Tom</text:p>
          </table:table-cell>
          <table:table-cell office:value-type="string" calcext:value-type="string">
            <text:p>WSD Dresden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Tom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I100]&amp;[.H100]&amp;[.J100]" office:value-type="string" office:string-value="Bach,Jan" calcext:value-type="string">
            <text:p>Bach,Jan</text:p>
          </table:table-cell>
          <table:table-cell office:value-type="string" calcext:value-type="string">
            <text:p>KC Bad Dürrenberg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I101]&amp;[.H101]&amp;[.J101]" office:value-type="string" office:string-value="Seifer,Tim" calcext:value-type="string">
            <text:p>Seifer,Tim</text:p>
          </table:table-cell>
          <table:table-cell office:value-type="string" calcext:value-type="string">
            <text:p>TSV 1880 Gera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Seifer</text:p>
          </table:table-cell>
          <table:table-cell office:value-type="string" calcext:value-type="string">
            <text:p>Tim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I102]&amp;[.H102]&amp;[.J102]" office:value-type="string" office:string-value="Jäger,Bruno" calcext:value-type="string">
            <text:p>Jäger,Bruno</text:p>
          </table:table-cell>
          <table:table-cell office:value-type="string" calcext:value-type="string">
            <text:p>SVS Jena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Jäger</text:p>
          </table:table-cell>
          <table:table-cell office:value-type="string" calcext:value-type="string">
            <text:p>Bruno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I103]&amp;[.H103]&amp;[.J103]" office:value-type="string" office:string-value="Geisler,Hermann" calcext:value-type="string">
            <text:p>Geisler,Hermann</text:p>
          </table:table-cell>
          <table:table-cell office:value-type="string" calcext:value-type="string">
            <text:p>MKV Berlin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Geisler</text:p>
          </table:table-cell>
          <table:table-cell office:value-type="string" calcext:value-type="string">
            <text:p>Hermann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I104]&amp;[.H104]&amp;[.J104]" office:value-type="string" office:string-value="Reimer,Oliver" calcext:value-type="string">
            <text:p>Reimer,Oliver</text:p>
          </table:table-cell>
          <table:table-cell office:value-type="string" calcext:value-type="string">
            <text:p>PSB24 Berlin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Reimer</text:p>
          </table:table-cell>
          <table:table-cell office:value-type="string" calcext:value-type="string">
            <text:p>Oliver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I105]&amp;[.H105]&amp;[.J105]" office:value-type="string" office:string-value="Zabel,Jonathan" calcext:value-type="string">
            <text:p>Zabel,Jonathan</text:p>
          </table:table-cell>
          <table:table-cell office:value-type="string" calcext:value-type="string">
            <text:p>KGC 66 Weimar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Zabel</text:p>
          </table:table-cell>
          <table:table-cell office:value-type="string" calcext:value-type="string">
            <text:p>Jonathan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I106]&amp;[.H106]&amp;[.J106]" office:value-type="string" office:string-value="Zimmermann,Niels" calcext:value-type="string">
            <text:p>Zimmermann,Niels</text:p>
          </table:table-cell>
          <table:table-cell office:value-type="string" calcext:value-type="string">
            <text:p>Leipziger KC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Zimmermann</text:p>
          </table:table-cell>
          <table:table-cell office:value-type="string" calcext:value-type="string">
            <text:p>Niels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I107]&amp;[.H107]&amp;[.J107]" office:value-type="string" office:string-value="Baumann,Axel" calcext:value-type="string">
            <text:p>Baumann,Axel</text:p>
          </table:table-cell>
          <table:table-cell office:value-type="string" calcext:value-type="string">
            <text:p>KC Zwickau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Baumann</text:p>
          </table:table-cell>
          <table:table-cell office:value-type="string" calcext:value-type="string">
            <text:p>Axel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I108]&amp;[.H108]&amp;[.J108]" office:value-type="string" office:string-value="Poida,Konstantin" calcext:value-type="string">
            <text:p>Poida,Konstantin</text:p>
          </table:table-cell>
          <table:table-cell office:value-type="string" calcext:value-type="string">
            <text:p>BSV Halle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Poida</text:p>
          </table:table-cell>
          <table:table-cell office:value-type="string" calcext:value-type="string">
            <text:p>Konstantin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I109]&amp;[.H109]&amp;[.J109]" office:value-type="string" office:string-value="Borrmann,Ben" calcext:value-type="string">
            <text:p>Borrmann,Ben</text:p>
          </table:table-cell>
          <table:table-cell office:value-type="string" calcext:value-type="string">
            <text:p>BSV Halle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Borrmann</text:p>
          </table:table-cell>
          <table:table-cell office:value-type="string" calcext:value-type="string">
            <text:p>Ben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I110]&amp;[.H110]&amp;[.J110]" office:value-type="string" office:string-value="Rübhausen,Martina" calcext:value-type="string">
            <text:p>Rübhausen,Martina</text:p>
          </table:table-cell>
          <table:table-cell office:value-type="string" calcext:value-type="string">
            <text:p>WSF31 Köln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Rübhausen</text:p>
          </table:table-cell>
          <table:table-cell office:value-type="string" calcext:value-type="string">
            <text:p>Martina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I111]&amp;[.H111]&amp;[.J111]" office:value-type="string" office:string-value="Schiller,Jana" calcext:value-type="string">
            <text:p>Schiller,Jana</text:p>
          </table:table-cell>
          <table:table-cell office:value-type="string" calcext:value-type="string">
            <text:p>SSVP Radebeul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Schiller</text:p>
          </table:table-cell>
          <table:table-cell office:value-type="string" calcext:value-type="string">
            <text:p>Jana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I112]&amp;[.H112]&amp;[.J112]" office:value-type="string" office:string-value="Diebler,Jana" calcext:value-type="string">
            <text:p>Diebler,Jana</text:p>
          </table:table-cell>
          <table:table-cell office:value-type="string" calcext:value-type="string">
            <text:p>TSV 1880 Gera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Diebler</text:p>
          </table:table-cell>
          <table:table-cell office:value-type="string" calcext:value-type="string">
            <text:p>Jana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I113]&amp;[.H113]&amp;[.J113]" office:value-type="string" office:string-value="Freyer,Yvonne" calcext:value-type="string">
            <text:p>Freyer,Yvonne</text:p>
          </table:table-cell>
          <table:table-cell office:value-type="string" calcext:value-type="string">
            <text:p>KC Bad Dürrenberg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Freyer</text:p>
          </table:table-cell>
          <table:table-cell office:value-type="string" calcext:value-type="string">
            <text:p>Yvonn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I114]&amp;[.H114]&amp;[.J114]" office:value-type="string" office:string-value="Hegner,Lena" calcext:value-type="string">
            <text:p>Hegner,Lena</text:p>
          </table:table-cell>
          <table:table-cell office:value-type="string" calcext:value-type="string">
            <text:p>KGC 66 Weimar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Hegner</text:p>
          </table:table-cell>
          <table:table-cell office:value-type="string" calcext:value-type="string">
            <text:p>Lena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I115]&amp;[.H115]&amp;[.J115]" office:value-type="string" office:string-value="Kaden,Lisa" calcext:value-type="string">
            <text:p>Kaden,Lisa</text:p>
          </table:table-cell>
          <table:table-cell office:value-type="string" calcext:value-type="string">
            <text:p>SVS Jena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Kaden</text:p>
          </table:table-cell>
          <table:table-cell office:value-type="string" calcext:value-type="string">
            <text:p>Lisa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I116]&amp;[.H116]&amp;[.J116]" office:value-type="string" office:string-value="Franke,Anna Luisa" calcext:value-type="string">
            <text:p>Franke,Anna Luisa</text:p>
          </table:table-cell>
          <table:table-cell office:value-type="string" calcext:value-type="string">
            <text:p>SVS Jena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Franke</text:p>
          </table:table-cell>
          <table:table-cell office:value-type="string" calcext:value-type="string">
            <text:p>Anna Luisa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I117]&amp;[.H117]&amp;[.J117]" office:value-type="string" office:string-value="Seifarth,Nadine" calcext:value-type="string">
            <text:p>Seifarth,Nadine</text:p>
          </table:table-cell>
          <table:table-cell office:value-type="string" calcext:value-type="string">
            <text:p>SVS Jena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Seifarth</text:p>
          </table:table-cell>
          <table:table-cell office:value-type="string" calcext:value-type="string">
            <text:p>Nadine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I118]&amp;[.H118]&amp;[.J118]" office:value-type="string" office:string-value="Bayn,Nele" calcext:value-type="string">
            <text:p>Bayn,Nele</text:p>
          </table:table-cell>
          <table:table-cell office:value-type="string" calcext:value-type="string">
            <text:p>Leipziger KC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Bayn</text:p>
          </table:table-cell>
          <table:table-cell office:value-type="string" calcext:value-type="string">
            <text:p>Nel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I119]&amp;[.H119]&amp;[.J119]" office:value-type="string" office:string-value="Bergner,Victoria" calcext:value-type="string">
            <text:p>Bergner,Victoria</text:p>
          </table:table-cell>
          <table:table-cell office:value-type="string" calcext:value-type="string">
            <text:p>Leipziger KC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Bergner</text:p>
          </table:table-cell>
          <table:table-cell office:value-type="string" calcext:value-type="string">
            <text:p>Victoria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I120]&amp;[.H120]&amp;[.J120]" office:value-type="string" office:string-value="Herzog,Andrea" calcext:value-type="string">
            <text:p>Herzog,Andrea</text:p>
          </table:table-cell>
          <table:table-cell office:value-type="string" calcext:value-type="string">
            <text:p>Leipziger KC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Herzog</text:p>
          </table:table-cell>
          <table:table-cell office:value-type="string" calcext:value-type="string">
            <text:p>Andrea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I121]&amp;[.H121]&amp;[.J121]" office:value-type="string" office:string-value="Kern,Bela" calcext:value-type="string">
            <text:p>Kern,Bela</text:p>
          </table:table-cell>
          <table:table-cell office:value-type="string" calcext:value-type="string">
            <text:p>TSV 1880 Gera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Kern</text:p>
          </table:table-cell>
          <table:table-cell office:value-type="string" calcext:value-type="string">
            <text:p>Bela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I122]&amp;[.H122]&amp;[.J122]" office:value-type="string" office:string-value="Männig,Luise" calcext:value-type="string">
            <text:p>Männig,Luise</text:p>
          </table:table-cell>
          <table:table-cell office:value-type="string" calcext:value-type="string">
            <text:p>Leipziger KC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Männig</text:p>
          </table:table-cell>
          <table:table-cell office:value-type="string" calcext:value-type="string">
            <text:p>Luis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I123]&amp;[.H123]&amp;[.J123]" office:value-type="string" office:string-value="Kohlschmidt,Emma" calcext:value-type="string">
            <text:p>Kohlschmidt,Emma</text:p>
          </table:table-cell>
          <table:table-cell office:value-type="string" calcext:value-type="string">
            <text:p>SSVP Radebeul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Kohlschmidt</text:p>
          </table:table-cell>
          <table:table-cell office:value-type="string" calcext:value-type="string">
            <text:p>Emma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I124]&amp;[.H124]&amp;[.J124]" office:value-type="string" office:string-value="Kolbe,Frieda" calcext:value-type="string">
            <text:p>Kolbe,Frieda</text:p>
          </table:table-cell>
          <table:table-cell office:value-type="string" calcext:value-type="string">
            <text:p>BSV Halle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Kolbe</text:p>
          </table:table-cell>
          <table:table-cell office:value-type="string" calcext:value-type="string">
            <text:p>Frieda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I125]&amp;[.H125]&amp;[.J125]" office:value-type="string" office:string-value="Kühne,Moa" calcext:value-type="string">
            <text:p>Kühne,Moa</text:p>
          </table:table-cell>
          <table:table-cell office:value-type="string" calcext:value-type="string">
            <text:p>WSD Dresden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Kühne</text:p>
          </table:table-cell>
          <table:table-cell office:value-type="string" calcext:value-type="string">
            <text:p>Moa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I126]&amp;[.H126]&amp;[.J126]" office:value-type="string" office:string-value="Brand,Katharina" calcext:value-type="string">
            <text:p>Brand,Katharina</text:p>
          </table:table-cell>
          <table:table-cell office:value-type="string" calcext:value-type="string">
            <text:p>SVC Erfurt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Katharina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I127]&amp;[.H127]&amp;[.J127]" office:value-type="string" office:string-value="Harzer,Franziska" calcext:value-type="string">
            <text:p>Harzer,Franziska</text:p>
          </table:table-cell>
          <table:table-cell office:value-type="string" calcext:value-type="string">
            <text:p>BSV Halle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Harzer</text:p>
          </table:table-cell>
          <table:table-cell office:value-type="string" calcext:value-type="string">
            <text:p>Franziska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I128]&amp;[.H128]&amp;[.J128]" office:value-type="string" office:string-value="Heubner,Helene" calcext:value-type="string">
            <text:p>Heubner,Helene</text:p>
          </table:table-cell>
          <table:table-cell office:value-type="string" calcext:value-type="string">
            <text:p>WSD Dresden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Heubner</text:p>
          </table:table-cell>
          <table:table-cell office:value-type="string" calcext:value-type="string">
            <text:p>Helen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I129]&amp;[.H129]&amp;[.J129]" office:value-type="string" office:string-value="Roßner,Nele" calcext:value-type="string">
            <text:p>Roßner,Nele</text:p>
          </table:table-cell>
          <table:table-cell office:value-type="string" calcext:value-type="string">
            <text:p>Leipziger KC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Roßner</text:p>
          </table:table-cell>
          <table:table-cell office:value-type="string" calcext:value-type="string">
            <text:p>Nel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I130]&amp;[.H130]&amp;[.J130]" office:value-type="string" office:string-value="Gosse,Nele" calcext:value-type="string">
            <text:p>Gosse,Nele</text:p>
          </table:table-cell>
          <table:table-cell office:value-type="string" calcext:value-type="string">
            <text:p>Leipziger KC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Gosse</text:p>
          </table:table-cell>
          <table:table-cell office:value-type="string" calcext:value-type="string">
            <text:p>Nele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I131]&amp;[.H131]&amp;[.J131]" office:value-type="string" office:string-value="Voigt,Sandra" calcext:value-type="string">
            <text:p>Voigt,Sandra</text:p>
          </table:table-cell>
          <table:table-cell office:value-type="string" calcext:value-type="string">
            <text:p>Leipziger KC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Voigt</text:p>
          </table:table-cell>
          <table:table-cell office:value-type="string" calcext:value-type="string">
            <text:p>Sandra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I132]&amp;[.H132]&amp;[.J132]" office:value-type="string" office:string-value="Friedrich,Josy" calcext:value-type="string">
            <text:p>Friedrich,Josy</text:p>
          </table:table-cell>
          <table:table-cell office:value-type="string" calcext:value-type="string">
            <text:p>KC Zwickau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Friedrich</text:p>
          </table:table-cell>
          <table:table-cell office:value-type="string" calcext:value-type="string">
            <text:p>Josy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I133]&amp;[.H133]&amp;[.J133]" office:value-type="string" office:string-value="Rappe,Kimberley" calcext:value-type="string">
            <text:p>Rappe,Kimberley</text:p>
          </table:table-cell>
          <table:table-cell office:value-type="string" calcext:value-type="string">
            <text:p>SSVP Radebeul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Rappe</text:p>
          </table:table-cell>
          <table:table-cell office:value-type="string" calcext:value-type="string">
            <text:p>Kimberley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I134]&amp;[.H134]&amp;[.J134]" office:value-type="string" office:string-value="Götze,Lena" calcext:value-type="string">
            <text:p>Götze,Lena</text:p>
          </table:table-cell>
          <table:table-cell office:value-type="string" calcext:value-type="string">
            <text:p>SGK Meißen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Götze</text:p>
          </table:table-cell>
          <table:table-cell office:value-type="string" calcext:value-type="string">
            <text:p>Lena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I135]&amp;[.H135]&amp;[.J135]" office:value-type="string" office:string-value="Seyboldt,Carolin" calcext:value-type="string">
            <text:p>Seyboldt,Carolin</text:p>
          </table:table-cell>
          <table:table-cell office:value-type="string" calcext:value-type="string">
            <text:p>SVS Jena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Seyboldt</text:p>
          </table:table-cell>
          <table:table-cell office:value-type="string" calcext:value-type="string">
            <text:p>Caroli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I136]&amp;[.H136]&amp;[.J136]" office:value-type="string" office:string-value="Lärm,Linda" calcext:value-type="string">
            <text:p>Lärm,Linda</text:p>
          </table:table-cell>
          <table:table-cell office:value-type="string" calcext:value-type="string">
            <text:p>BSV Halle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Lärm</text:p>
          </table:table-cell>
          <table:table-cell office:value-type="string" calcext:value-type="string">
            <text:p>Linda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I137]&amp;[.H137]&amp;[.J137]" office:value-type="string" office:string-value="Vatterott,Johanna" calcext:value-type="string">
            <text:p>Vatterott,Johanna</text:p>
          </table:table-cell>
          <table:table-cell office:value-type="string" calcext:value-type="string">
            <text:p>SSVP Radebeul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Vatterott</text:p>
          </table:table-cell>
          <table:table-cell office:value-type="string" calcext:value-type="string">
            <text:p>Johanna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I138]&amp;[.H138]&amp;[.J138]" office:value-type="string" office:string-value="Böhm,Christina" calcext:value-type="string">
            <text:p>Böhm,Christina</text:p>
          </table:table-cell>
          <table:table-cell office:value-type="string" calcext:value-type="string">
            <text:p>SVS Jena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Böhm</text:p>
          </table:table-cell>
          <table:table-cell office:value-type="string" calcext:value-type="string">
            <text:p>Christina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I139]&amp;[.H139]&amp;[.J139]" office:value-type="string" office:string-value="Jabschinsky,Ida" calcext:value-type="string">
            <text:p>Jabschinsky,Ida</text:p>
          </table:table-cell>
          <table:table-cell office:value-type="string" calcext:value-type="string">
            <text:p>SVS Jena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Jabschinsky</text:p>
          </table:table-cell>
          <table:table-cell office:value-type="string" calcext:value-type="string">
            <text:p>Ida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I140]&amp;[.H140]&amp;[.J140]" office:value-type="string" office:string-value="Krech,Lucie" calcext:value-type="string">
            <text:p>Krech,Lucie</text:p>
          </table:table-cell>
          <table:table-cell office:value-type="string" calcext:value-type="string">
            <text:p>TSV 1880 Gera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Krech</text:p>
          </table:table-cell>
          <table:table-cell office:value-type="string" calcext:value-type="string">
            <text:p>Lucie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I141]&amp;[.H141]&amp;[.J141]" office:value-type="string" office:string-value="Döring,Zoe" calcext:value-type="string">
            <text:p>Döring,Zoe</text:p>
          </table:table-cell>
          <table:table-cell office:value-type="string" calcext:value-type="string">
            <text:p>Leipziger KC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Döring</text:p>
          </table:table-cell>
          <table:table-cell office:value-type="string" calcext:value-type="string">
            <text:p>Zo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I142]&amp;[.H142]&amp;[.J142]" office:value-type="string" office:string-value="Lewandowski,Zola" calcext:value-type="string">
            <text:p>Lewandowski,Zola</text:p>
          </table:table-cell>
          <table:table-cell office:value-type="string" calcext:value-type="string">
            <text:p>Leipziger KC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Zola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I143]&amp;[.H143]&amp;[.J143]" office:value-type="string" office:string-value="Müller,Sara" calcext:value-type="string">
            <text:p>Müller,Sara</text:p>
          </table:table-cell>
          <table:table-cell office:value-type="string" calcext:value-type="string">
            <text:p>SVS Jena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Sara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I144]&amp;[.H144]&amp;[.J144]" office:value-type="string" office:string-value="Schneider,Helene" calcext:value-type="string">
            <text:p>Schneider,Helene</text:p>
          </table:table-cell>
          <table:table-cell office:value-type="string" calcext:value-type="string">
            <text:p>SGK Meißen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Schneider</text:p>
          </table:table-cell>
          <table:table-cell office:value-type="string" calcext:value-type="string">
            <text:p>Helene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I145]&amp;[.H145]&amp;[.J145]" office:value-type="string" office:string-value="Pannwitt,Vivien" calcext:value-type="string">
            <text:p>Pannwitt,Vivien</text:p>
          </table:table-cell>
          <table:table-cell office:value-type="string" calcext:value-type="string">
            <text:p>PSB24 Berlin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Pannwitt</text:p>
          </table:table-cell>
          <table:table-cell office:value-type="string" calcext:value-type="string">
            <text:p>Vivie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I146]&amp;[.H146]&amp;[.J146]" office:value-type="string" office:string-value="Esbach,Jenny" calcext:value-type="string">
            <text:p>Esbach,Jenny</text:p>
          </table:table-cell>
          <table:table-cell office:value-type="string" calcext:value-type="string">
            <text:p>BSV Halle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Esbach</text:p>
          </table:table-cell>
          <table:table-cell office:value-type="string" calcext:value-type="string">
            <text:p>Jenny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I147]&amp;[.H147]&amp;[.J147]" office:value-type="string" office:string-value="Urban,Jannis" calcext:value-type="string">
            <text:p>Urban,Jannis</text:p>
          </table:table-cell>
          <table:table-cell office:value-type="string" calcext:value-type="string">
            <text:p>SSVP Radebeul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Janni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I148]&amp;[.H148]&amp;[.J148]" office:value-type="string" office:string-value="Wiedemann,Maik" calcext:value-type="string">
            <text:p>Wiedemann,Maik</text:p>
          </table:table-cell>
          <table:table-cell office:value-type="string" calcext:value-type="string">
            <text:p>SGK Meißen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Wiedemann</text:p>
          </table:table-cell>
          <table:table-cell office:value-type="string" calcext:value-type="string">
            <text:p>Maik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I149]&amp;[.H149]&amp;[.J149]" office:value-type="string" office:string-value="Hauzenberger,Ralf" calcext:value-type="string">
            <text:p>Hauzenberger,Ralf</text:p>
          </table:table-cell>
          <table:table-cell office:value-type="string" calcext:value-type="string">
            <text:p>KC Bad Dürrenberg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Hauzenberger</text:p>
          </table:table-cell>
          <table:table-cell office:value-type="string" calcext:value-type="string">
            <text:p>Ralf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I150]&amp;[.H150]&amp;[.J150]" office:value-type="string" office:string-value="Schiller,Franz" calcext:value-type="string">
            <text:p>Schiller,Franz</text:p>
          </table:table-cell>
          <table:table-cell office:value-type="string" calcext:value-type="string">
            <text:p>SSVP Radebeul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Schiller</text:p>
          </table:table-cell>
          <table:table-cell office:value-type="string" calcext:value-type="string">
            <text:p>Franz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I151]&amp;[.H151]&amp;[.J151]" office:value-type="string" office:string-value="Choudhry,Yassir" calcext:value-type="string">
            <text:p>Choudhry,Yassir</text:p>
          </table:table-cell>
          <table:table-cell office:value-type="string" calcext:value-type="string">
            <text:p>TSV 1880 Gera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Choudhry</text:p>
          </table:table-cell>
          <table:table-cell office:value-type="string" calcext:value-type="string">
            <text:p>Yassir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I152]&amp;[.H152]&amp;[.J152]" office:value-type="string" office:string-value="Jahn,Hugo" calcext:value-type="string">
            <text:p>Jahn,Hugo</text:p>
          </table:table-cell>
          <table:table-cell office:value-type="string" calcext:value-type="string">
            <text:p>SGK Meißen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Jahn</text:p>
          </table:table-cell>
          <table:table-cell office:value-type="string" calcext:value-type="string">
            <text:p>Hugo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I153]&amp;[.H153]&amp;[.J153]" office:value-type="string" office:string-value="Lippa,Alwin" calcext:value-type="string">
            <text:p>Lippa,Alwin</text:p>
          </table:table-cell>
          <table:table-cell office:value-type="string" calcext:value-type="string">
            <text:p>MSV Buna Schkopau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Lippa</text:p>
          </table:table-cell>
          <table:table-cell office:value-type="string" calcext:value-type="string">
            <text:p>Alwin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I154]&amp;[.H154]&amp;[.J154]" office:value-type="string" office:string-value="Krech,Lucie" calcext:value-type="string">
            <text:p>Krech,Lucie</text:p>
          </table:table-cell>
          <table:table-cell office:value-type="string" calcext:value-type="string">
            <text:p>TSV 1880 Gera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Krech</text:p>
          </table:table-cell>
          <table:table-cell office:value-type="string" calcext:value-type="string">
            <text:p>Lucie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I155]&amp;[.H155]&amp;[.J155]" office:value-type="string" office:string-value="Rappe,Kimberley" calcext:value-type="string">
            <text:p>Rappe,Kimberley</text:p>
          </table:table-cell>
          <table:table-cell office:value-type="string" calcext:value-type="string">
            <text:p>SSVP Radebeul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Rappe</text:p>
          </table:table-cell>
          <table:table-cell office:value-type="string" calcext:value-type="string">
            <text:p>Kimberley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I156]&amp;[.H156]&amp;[.J156]" office:value-type="string" office:string-value="Fröhlich,Til" calcext:value-type="string">
            <text:p>Fröhlich,Til</text:p>
          </table:table-cell>
          <table:table-cell office:value-type="string" calcext:value-type="string">
            <text:p>SGK Meißen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Fröhlich</text:p>
          </table:table-cell>
          <table:table-cell office:value-type="string" calcext:value-type="string">
            <text:p>Til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I157]&amp;[.H157]&amp;[.J157]" office:value-type="string" office:string-value="Wöhl,Hans" calcext:value-type="string">
            <text:p>Wöhl,Hans</text:p>
          </table:table-cell>
          <table:table-cell office:value-type="string" calcext:value-type="string">
            <text:p>SVS Jena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Wöhl</text:p>
          </table:table-cell>
          <table:table-cell office:value-type="string" calcext:value-type="string">
            <text:p>Hans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I158]&amp;[.H158]&amp;[.J158]" office:value-type="string" office:string-value="Mietsch,Benno" calcext:value-type="string">
            <text:p>Mietsch,Benno</text:p>
          </table:table-cell>
          <table:table-cell office:value-type="string" calcext:value-type="string">
            <text:p>KCS Sömmerda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Mietsch</text:p>
          </table:table-cell>
          <table:table-cell office:value-type="string" calcext:value-type="string">
            <text:p>Benno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I159]&amp;[.H159]&amp;[.J159]" office:value-type="string" office:string-value="Jacob,Lucas" calcext:value-type="string">
            <text:p>Jacob,Lucas</text:p>
          </table:table-cell>
          <table:table-cell office:value-type="string" calcext:value-type="string">
            <text:p>WSD Dresden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Lucas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I160]&amp;[.H160]&amp;[.J160]" office:value-type="string" office:string-value="Heineke,Aeneas" calcext:value-type="string">
            <text:p>Heineke,Aeneas</text:p>
          </table:table-cell>
          <table:table-cell office:value-type="string" calcext:value-type="string">
            <text:p>SGK Meißen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Heineke</text:p>
          </table:table-cell>
          <table:table-cell office:value-type="string" calcext:value-type="string">
            <text:p>Aeneas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I161]&amp;[.H161]&amp;[.J161]" office:value-type="string" office:string-value="Bauer,Georg" calcext:value-type="string">
            <text:p>Bauer,Georg</text:p>
          </table:table-cell>
          <table:table-cell office:value-type="string" calcext:value-type="string">
            <text:p>KGC 66 Weimar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Georg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I162]&amp;[.H162]&amp;[.J162]" office:value-type="string" office:string-value="Barth,Julius Elias" calcext:value-type="string">
            <text:p>Barth,Julius Elias</text:p>
          </table:table-cell>
          <table:table-cell office:value-type="string" calcext:value-type="string">
            <text:p>KCS Sömmerda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Barth</text:p>
          </table:table-cell>
          <table:table-cell office:value-type="string" calcext:value-type="string">
            <text:p>Julius Elias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I163]&amp;[.H163]&amp;[.J163]" office:value-type="string" office:string-value="Rost,Oskar" calcext:value-type="string">
            <text:p>Rost,Oskar</text:p>
          </table:table-cell>
          <table:table-cell office:value-type="string" calcext:value-type="string">
            <text:p>SVS Jena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Rost</text:p>
          </table:table-cell>
          <table:table-cell office:value-type="string" calcext:value-type="string">
            <text:p>Oskar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I164]&amp;[.H164]&amp;[.J164]" office:value-type="string" office:string-value="Streck,Marc" calcext:value-type="string">
            <text:p>Streck,Marc</text:p>
          </table:table-cell>
          <table:table-cell office:value-type="string" calcext:value-type="string">
            <text:p>SGK Meißen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Streck</text:p>
          </table:table-cell>
          <table:table-cell office:value-type="string" calcext:value-type="string">
            <text:p>Marc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I165]&amp;[.H165]&amp;[.J165]" office:value-type="string" office:string-value="Eisenschmidt,Sara" calcext:value-type="string">
            <text:p>Eisenschmidt,Sara</text:p>
          </table:table-cell>
          <table:table-cell office:value-type="string" calcext:value-type="string">
            <text:p>SVS Jena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Eisenschmidt</text:p>
          </table:table-cell>
          <table:table-cell office:value-type="string" calcext:value-type="string">
            <text:p>Sara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I166]&amp;[.H166]&amp;[.J166]" office:value-type="string" office:string-value="Heineke,Ashley" calcext:value-type="string">
            <text:p>Heineke,Ashley</text:p>
          </table:table-cell>
          <table:table-cell office:value-type="string" calcext:value-type="string">
            <text:p>SGK Meißen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Heineke</text:p>
          </table:table-cell>
          <table:table-cell office:value-type="string" calcext:value-type="string">
            <text:p>Ashley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I167]&amp;[.H167]&amp;[.J167]" office:value-type="string" office:string-value="Böhm,Julia" calcext:value-type="string">
            <text:p>Böhm,Julia</text:p>
          </table:table-cell>
          <table:table-cell office:value-type="string" calcext:value-type="string">
            <text:p>SVS Jena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Böhm</text:p>
          </table:table-cell>
          <table:table-cell office:value-type="string" calcext:value-type="string">
            <text:p>Julia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I168]&amp;[.H168]&amp;[.J168]" office:value-type="string" office:string-value="Corbus,Lina Gundega" calcext:value-type="string">
            <text:p>Corbus,Lina Gundega</text:p>
          </table:table-cell>
          <table:table-cell office:value-type="string" calcext:value-type="string">
            <text:p>SVS Jena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Corbus</text:p>
          </table:table-cell>
          <table:table-cell office:value-type="string" calcext:value-type="string">
            <text:p>Lina Gundega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I169]&amp;[.H169]&amp;[.J169]" office:value-type="string" office:string-value="Krech,Neele" calcext:value-type="string">
            <text:p>Krech,Neele</text:p>
          </table:table-cell>
          <table:table-cell office:value-type="string" calcext:value-type="string">
            <text:p>TSV 1880 Gera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Krech</text:p>
          </table:table-cell>
          <table:table-cell office:value-type="string" calcext:value-type="string">
            <text:p>Neele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I170]&amp;[.H170]&amp;[.J170]" office:value-type="string" office:string-value="Clasen,Maurice" calcext:value-type="string">
            <text:p>Clasen,Maurice</text:p>
          </table:table-cell>
          <table:table-cell office:value-type="string" calcext:value-type="string">
            <text:p>KC Bad Dürrenberg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Clasen</text:p>
          </table:table-cell>
          <table:table-cell office:value-type="string" calcext:value-type="string">
            <text:p>Maurice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I171]&amp;[.H171]&amp;[.J171]" office:value-type="string" office:string-value="Marker,Dirk" calcext:value-type="string">
            <text:p>Marker,Dirk</text:p>
          </table:table-cell>
          <table:table-cell office:value-type="string" calcext:value-type="string">
            <text:p>BSV Halle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Marker</text:p>
          </table:table-cell>
          <table:table-cell office:value-type="string" calcext:value-type="string">
            <text:p>Dirk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I172]&amp;[.H172]&amp;[.J172]" office:value-type="string" office:string-value="Schiller,Sebastian" calcext:value-type="string">
            <text:p>Schiller,Sebastian</text:p>
          </table:table-cell>
          <table:table-cell office:value-type="string" calcext:value-type="string">
            <text:p>SSVP Radebeul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Schiller</text:p>
          </table:table-cell>
          <table:table-cell office:value-type="string" calcext:value-type="string">
            <text:p>Sebastian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I173]&amp;[.H173]&amp;[.J173]" office:value-type="string" office:string-value="Streller,Hartmut" calcext:value-type="string">
            <text:p>Streller,Hartmut</text:p>
          </table:table-cell>
          <table:table-cell office:value-type="string" calcext:value-type="string">
            <text:p>KC Zwickau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Streller</text:p>
          </table:table-cell>
          <table:table-cell office:value-type="string" calcext:value-type="string">
            <text:p>Hartmut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I174]&amp;[.H174]&amp;[.J174]" office:value-type="string" office:string-value="Zbeczka,Dirk" calcext:value-type="string">
            <text:p>Zbeczka,Dirk</text:p>
          </table:table-cell>
          <table:table-cell office:value-type="string" calcext:value-type="string">
            <text:p>KC Bad Dürrenberg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Zbeczka</text:p>
          </table:table-cell>
          <table:table-cell office:value-type="string" calcext:value-type="string">
            <text:p>Dirk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I175]&amp;[.H175]&amp;[.J175]" office:value-type="string" office:string-value="Kühn,Michael" calcext:value-type="string">
            <text:p>Kühn,Michael</text:p>
          </table:table-cell>
          <table:table-cell office:value-type="string" calcext:value-type="string">
            <text:p>KCS Sömmerda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Kühn</text:p>
          </table:table-cell>
          <table:table-cell office:value-type="string" calcext:value-type="string">
            <text:p>Michael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I176]&amp;[.H176]&amp;[.J176]" office:value-type="string" office:string-value="Hauzenberger,Ralf" calcext:value-type="string">
            <text:p>Hauzenberger,Ralf</text:p>
          </table:table-cell>
          <table:table-cell office:value-type="string" calcext:value-type="string">
            <text:p>KC Bad Dürrenberg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Hauzenberger</text:p>
          </table:table-cell>
          <table:table-cell office:value-type="string" calcext:value-type="string">
            <text:p>Ralf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I177]&amp;[.H177]&amp;[.J177]" office:value-type="string" office:string-value="Kühn,Thomas" calcext:value-type="string">
            <text:p>Kühn,Thomas</text:p>
          </table:table-cell>
          <table:table-cell office:value-type="string" calcext:value-type="string">
            <text:p>KCS Sömmerda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Kühn</text:p>
          </table:table-cell>
          <table:table-cell office:value-type="string" calcext:value-type="string">
            <text:p>Thomas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I178]&amp;[.H178]&amp;[.J178]" office:value-type="string" office:string-value="Herrmann,Rolf" calcext:value-type="string">
            <text:p>Herrmann,Rolf</text:p>
          </table:table-cell>
          <table:table-cell office:value-type="string" calcext:value-type="string">
            <text:p>BSV Halle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Herrmann</text:p>
          </table:table-cell>
          <table:table-cell office:value-type="string" calcext:value-type="string">
            <text:p>Rolf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I179]&amp;[.H179]&amp;[.J179]" office:value-type="string" office:string-value="Meißner,Michael" calcext:value-type="string">
            <text:p>Meißner,Michael</text:p>
          </table:table-cell>
          <table:table-cell office:value-type="string" calcext:value-type="string">
            <text:p>KCS Sömmerda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Meißner</text:p>
          </table:table-cell>
          <table:table-cell office:value-type="string" calcext:value-type="string">
            <text:p>Michael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I180]&amp;[.H180]&amp;[.J180]" office:value-type="string" office:string-value="Karch,Johann" calcext:value-type="string">
            <text:p>Karch,Johann</text:p>
          </table:table-cell>
          <table:table-cell office:value-type="string" calcext:value-type="string">
            <text:p>TSV 1880 Gera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Karch</text:p>
          </table:table-cell>
          <table:table-cell office:value-type="string" calcext:value-type="string">
            <text:p>Johann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I181]&amp;[.H181]&amp;[.J181]" office:value-type="string" office:string-value="Kießlich,André" calcext:value-type="string">
            <text:p>Kießlich,André</text:p>
          </table:table-cell>
          <table:table-cell office:value-type="string" calcext:value-type="string">
            <text:p>SGE Spremberg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Kießlich</text:p>
          </table:table-cell>
          <table:table-cell office:value-type="string" calcext:value-type="string">
            <text:p>André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I182]&amp;[.H182]&amp;[.J182]" office:value-type="string" office:string-value="Reichenbach,Philipp" calcext:value-type="string">
            <text:p>Reichenbach,Philipp</text:p>
          </table:table-cell>
          <table:table-cell office:value-type="string" calcext:value-type="string">
            <text:p>Leipziger KC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Reichenbach</text:p>
          </table:table-cell>
          <table:table-cell office:value-type="string" calcext:value-type="string">
            <text:p>Philipp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I183]&amp;[.H183]&amp;[.J183]" office:value-type="string" office:string-value="Hanika,Leon" calcext:value-type="string">
            <text:p>Hanika,Leon</text:p>
          </table:table-cell>
          <table:table-cell office:value-type="string" calcext:value-type="string">
            <text:p>Leipziger KC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Hanika</text:p>
          </table:table-cell>
          <table:table-cell office:value-type="string" calcext:value-type="string">
            <text:p>Leon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I184]&amp;[.H184]&amp;[.J184]" office:value-type="string" office:string-value="Franiel,Max" calcext:value-type="string">
            <text:p>Franiel,Max</text:p>
          </table:table-cell>
          <table:table-cell office:value-type="string" calcext:value-type="string">
            <text:p>Leipziger KC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Franiel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I185]&amp;[.H185]&amp;[.J185]" office:value-type="string" office:string-value="Fröhlich,Ben" calcext:value-type="string">
            <text:p>Fröhlich,Ben</text:p>
          </table:table-cell>
          <table:table-cell office:value-type="string" calcext:value-type="string">
            <text:p>Leipziger KC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Fröhlich</text:p>
          </table:table-cell>
          <table:table-cell office:value-type="string" calcext:value-type="string">
            <text:p>Ben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I186]&amp;[.H186]&amp;[.J186]" office:value-type="string" office:string-value="Tuchscherer,Lennard" calcext:value-type="string">
            <text:p>Tuchscherer,Lennard</text:p>
          </table:table-cell>
          <table:table-cell office:value-type="string" calcext:value-type="string">
            <text:p>Leipziger KC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Tuchscherer</text:p>
          </table:table-cell>
          <table:table-cell office:value-type="string" calcext:value-type="string">
            <text:p>Lennard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I187]&amp;[.H187]&amp;[.J187]" office:value-type="string" office:string-value="Wolke,Oliver" calcext:value-type="string">
            <text:p>Wolke,Oliver</text:p>
          </table:table-cell>
          <table:table-cell office:value-type="string" calcext:value-type="string">
            <text:p>SGK Meißen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Wolke</text:p>
          </table:table-cell>
          <table:table-cell office:value-type="string" calcext:value-type="string">
            <text:p>Oliver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I188]&amp;[.H188]&amp;[.J188]" office:value-type="string" office:string-value="Schwarz,Julian" calcext:value-type="string">
            <text:p>Schwarz,Julian</text:p>
          </table:table-cell>
          <table:table-cell office:value-type="string" calcext:value-type="string">
            <text:p>BSV Halle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Julian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I189]&amp;[.H189]&amp;[.J189]" office:value-type="string" office:string-value="Schiller,Franz" calcext:value-type="string">
            <text:p>Schiller,Franz</text:p>
          </table:table-cell>
          <table:table-cell office:value-type="string" calcext:value-type="string">
            <text:p>SSVP Radebeul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Schiller</text:p>
          </table:table-cell>
          <table:table-cell office:value-type="string" calcext:value-type="string">
            <text:p>Franz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I190]&amp;[.H190]&amp;[.J190]" office:value-type="string" office:string-value="Kuplin,Julius" calcext:value-type="string">
            <text:p>Kuplin,Julius</text:p>
          </table:table-cell>
          <table:table-cell office:value-type="string" calcext:value-type="string">
            <text:p>BSV Halle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Kuplin</text:p>
          </table:table-cell>
          <table:table-cell office:value-type="string" calcext:value-type="string">
            <text:p>Julius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I191]&amp;[.H191]&amp;[.J191]" office:value-type="string" office:string-value="Pohl,Vincent" calcext:value-type="string">
            <text:p>Pohl,Vincent</text:p>
          </table:table-cell>
          <table:table-cell office:value-type="string" calcext:value-type="string">
            <text:p>WSD Dresden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Pohl</text:p>
          </table:table-cell>
          <table:table-cell office:value-type="string" calcext:value-type="string">
            <text:p>Vincent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I192]&amp;[.H192]&amp;[.J192]" office:value-type="string" office:string-value="Paaschen,Noah" calcext:value-type="string">
            <text:p>Paaschen,Noah</text:p>
          </table:table-cell>
          <table:table-cell office:value-type="string" calcext:value-type="string">
            <text:p>BSV Halle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Paaschen</text:p>
          </table:table-cell>
          <table:table-cell office:value-type="string" calcext:value-type="string">
            <text:p>Noah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I193]&amp;[.H193]&amp;[.J193]" office:value-type="string" office:string-value="Rehklau,Max" calcext:value-type="string">
            <text:p>Rehklau,Max</text:p>
          </table:table-cell>
          <table:table-cell office:value-type="string" calcext:value-type="string">
            <text:p>SGE Spremberg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Rehklau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I194]&amp;[.H194]&amp;[.J194]" office:value-type="string" office:string-value="Lessmann,Nico" calcext:value-type="string">
            <text:p>Lessmann,Nico</text:p>
          </table:table-cell>
          <table:table-cell office:value-type="string" calcext:value-type="string">
            <text:p>KC Bad Dürrenberg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Lessmann</text:p>
          </table:table-cell>
          <table:table-cell office:value-type="string" calcext:value-type="string">
            <text:p>Nico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I195]&amp;[.H195]&amp;[.J195]" office:value-type="string" office:string-value="Sell,Jakob" calcext:value-type="string">
            <text:p>Sell,Jakob</text:p>
          </table:table-cell>
          <table:table-cell office:value-type="string" calcext:value-type="string">
            <text:p>BSV Halle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Jakob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I196]&amp;[.H196]&amp;[.J196]" office:value-type="string" office:string-value="Enhold,Robert" calcext:value-type="string">
            <text:p>Enhold,Robert</text:p>
          </table:table-cell>
          <table:table-cell office:value-type="string" calcext:value-type="string">
            <text:p>KC Bad Dürrenberg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Enhold</text:p>
          </table:table-cell>
          <table:table-cell office:value-type="string" calcext:value-type="string">
            <text:p>Robert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I197]&amp;[.H197]&amp;[.J197]" office:value-type="string" office:string-value="Kostrzew,Conner" calcext:value-type="string">
            <text:p>Kostrzew,Conner</text:p>
          </table:table-cell>
          <table:table-cell office:value-type="string" calcext:value-type="string">
            <text:p>PSB24 Berlin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Kostrzew</text:p>
          </table:table-cell>
          <table:table-cell office:value-type="string" calcext:value-type="string">
            <text:p>Conner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I198]&amp;[.H198]&amp;[.J198]" office:value-type="string" office:string-value="Stahl,Jan-Thorven" calcext:value-type="string">
            <text:p>Stahl,Jan-Thorven</text:p>
          </table:table-cell>
          <table:table-cell office:value-type="string" calcext:value-type="string">
            <text:p>KC Bad Dürrenberg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Stahl</text:p>
          </table:table-cell>
          <table:table-cell office:value-type="string" calcext:value-type="string">
            <text:p>Jan-Thorven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I199]&amp;[.H199]&amp;[.J199]" office:value-type="string" office:string-value="Reichenbach,Yannik" calcext:value-type="string">
            <text:p>Reichenbach,Yannik</text:p>
          </table:table-cell>
          <table:table-cell office:value-type="string" calcext:value-type="string">
            <text:p>TSV 1880 Gera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Reichenbach</text:p>
          </table:table-cell>
          <table:table-cell office:value-type="string" calcext:value-type="string">
            <text:p>Yannik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I200]&amp;[.H200]&amp;[.J200]" office:value-type="string" office:string-value="Gester,Florian" calcext:value-type="string">
            <text:p>Gester,Florian</text:p>
          </table:table-cell>
          <table:table-cell office:value-type="string" calcext:value-type="string">
            <text:p>Leipziger KC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Gester</text:p>
          </table:table-cell>
          <table:table-cell office:value-type="string" calcext:value-type="string">
            <text:p>Florian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I201]&amp;[.H201]&amp;[.J201]" office:value-type="string" office:string-value="Oltmanns,Malte" calcext:value-type="string">
            <text:p>Oltmanns,Malte</text:p>
          </table:table-cell>
          <table:table-cell office:value-type="string" calcext:value-type="string">
            <text:p>Leipziger KC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Oltmanns</text:p>
          </table:table-cell>
          <table:table-cell office:value-type="string" calcext:value-type="string">
            <text:p>Malte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I202]&amp;[.H202]&amp;[.J202]" office:value-type="string" office:string-value="Töpfer,Florian" calcext:value-type="string">
            <text:p>Töpfer,Florian</text:p>
          </table:table-cell>
          <table:table-cell office:value-type="string" calcext:value-type="string">
            <text:p>BSV Halle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Töpfer</text:p>
          </table:table-cell>
          <table:table-cell office:value-type="string" calcext:value-type="string">
            <text:p>Florian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I203]&amp;[.H203]&amp;[.J203]" office:value-type="string" office:string-value="Fröhlich,Til" calcext:value-type="string">
            <text:p>Fröhlich,Til</text:p>
          </table:table-cell>
          <table:table-cell office:value-type="string" calcext:value-type="string">
            <text:p>SGK Meißen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Fröhlich</text:p>
          </table:table-cell>
          <table:table-cell office:value-type="string" calcext:value-type="string">
            <text:p>Til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I204]&amp;[.H204]&amp;[.J204]" office:value-type="string" office:string-value="Schauer,Milan" calcext:value-type="string">
            <text:p>Schauer,Milan</text:p>
          </table:table-cell>
          <table:table-cell office:value-type="string" calcext:value-type="string">
            <text:p>MKV Berlin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Schauer</text:p>
          </table:table-cell>
          <table:table-cell office:value-type="string" calcext:value-type="string">
            <text:p>Milan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I205]&amp;[.H205]&amp;[.J205]" office:value-type="string" office:string-value="Streck,Maximilian" calcext:value-type="string">
            <text:p>Streck,Maximilian</text:p>
          </table:table-cell>
          <table:table-cell office:value-type="string" calcext:value-type="string">
            <text:p>SGK Meißen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Streck</text:p>
          </table:table-cell>
          <table:table-cell office:value-type="string" calcext:value-type="string">
            <text:p>Maximilian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I206]&amp;[.H206]&amp;[.J206]" office:value-type="string" office:string-value="Berndt,Phillip" calcext:value-type="string">
            <text:p>Berndt,Phillip</text:p>
          </table:table-cell>
          <table:table-cell office:value-type="string" calcext:value-type="string">
            <text:p>MKV Berlin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Berndt</text:p>
          </table:table-cell>
          <table:table-cell office:value-type="string" calcext:value-type="string">
            <text:p>Phillip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I207]&amp;[.H207]&amp;[.J207]" office:value-type="string" office:string-value="Kraft,Aram" calcext:value-type="string">
            <text:p>Kraft,Aram</text:p>
          </table:table-cell>
          <table:table-cell office:value-type="string" calcext:value-type="string">
            <text:p>KGC 66 Weimar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Kraft</text:p>
          </table:table-cell>
          <table:table-cell office:value-type="string" calcext:value-type="string">
            <text:p>Aram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I208]&amp;[.H208]&amp;[.J208]" office:value-type="string" office:string-value="Paaschen,Louis" calcext:value-type="string">
            <text:p>Paaschen,Louis</text:p>
          </table:table-cell>
          <table:table-cell office:value-type="string" calcext:value-type="string">
            <text:p>BSV Halle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Paaschen</text:p>
          </table:table-cell>
          <table:table-cell office:value-type="string" calcext:value-type="string">
            <text:p>Louis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I209]&amp;[.H209]&amp;[.J209]" office:value-type="string" office:string-value="Schumann,Jonas" calcext:value-type="string">
            <text:p>Schumann,Jonas</text:p>
          </table:table-cell>
          <table:table-cell office:value-type="string" calcext:value-type="string">
            <text:p>SGK Meißen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Schumann</text:p>
          </table:table-cell>
          <table:table-cell office:value-type="string" calcext:value-type="string">
            <text:p>Jonas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I210]&amp;[.H210]&amp;[.J210]" office:value-type="string" office:string-value="Gosse,Franz" calcext:value-type="string">
            <text:p>Gosse,Franz</text:p>
          </table:table-cell>
          <table:table-cell office:value-type="string" calcext:value-type="string">
            <text:p>Leipziger KC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Gosse</text:p>
          </table:table-cell>
          <table:table-cell office:value-type="string" calcext:value-type="string">
            <text:p>Franz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I211]&amp;[.H211]&amp;[.J211]" office:value-type="string" office:string-value="Kies,Benjamin" calcext:value-type="string">
            <text:p>Kies,Benjamin</text:p>
          </table:table-cell>
          <table:table-cell office:value-type="string" calcext:value-type="string">
            <text:p>BSV Halle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Kies</text:p>
          </table:table-cell>
          <table:table-cell office:value-type="string" calcext:value-type="string">
            <text:p>Benjamin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I212]&amp;[.H212]&amp;[.J212]" office:value-type="string" office:string-value="Jahn,Hugo" calcext:value-type="string">
            <text:p>Jahn,Hugo</text:p>
          </table:table-cell>
          <table:table-cell office:value-type="string" calcext:value-type="string">
            <text:p>SGK Meißen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Jahn</text:p>
          </table:table-cell>
          <table:table-cell office:value-type="string" calcext:value-type="string">
            <text:p>Hugo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I213]&amp;[.H213]&amp;[.J213]" office:value-type="string" office:string-value="Lippa,Alwin" calcext:value-type="string">
            <text:p>Lippa,Alwin</text:p>
          </table:table-cell>
          <table:table-cell office:value-type="string" calcext:value-type="string">
            <text:p>MSV Buna Schkopau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Lippa</text:p>
          </table:table-cell>
          <table:table-cell office:value-type="string" calcext:value-type="string">
            <text:p>Alwin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I214]&amp;[.H214]&amp;[.J214]" office:value-type="string" office:string-value="Geisler,Hermann" calcext:value-type="string">
            <text:p>Geisler,Hermann</text:p>
          </table:table-cell>
          <table:table-cell office:value-type="string" calcext:value-type="string">
            <text:p>MKV Berlin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Geisler</text:p>
          </table:table-cell>
          <table:table-cell office:value-type="string" calcext:value-type="string">
            <text:p>Hermann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I215]&amp;[.H215]&amp;[.J215]" office:value-type="string" office:string-value="Zbeczka,Felix" calcext:value-type="string">
            <text:p>Zbeczka,Felix</text:p>
          </table:table-cell>
          <table:table-cell office:value-type="string" calcext:value-type="string">
            <text:p>MSV Buna Schkopau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Zbeczka</text:p>
          </table:table-cell>
          <table:table-cell office:value-type="string" calcext:value-type="string">
            <text:p>Felix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I216]&amp;[.H216]&amp;[.J216]" office:value-type="string" office:string-value="Schmidt,Moritz" calcext:value-type="string">
            <text:p>Schmidt,Moritz</text:p>
          </table:table-cell>
          <table:table-cell office:value-type="string" calcext:value-type="string">
            <text:p>SGK Meißen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Moritz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I217]&amp;[.H217]&amp;[.J217]" office:value-type="string" office:string-value="Borrmann,Ben" calcext:value-type="string">
            <text:p>Borrmann,Ben</text:p>
          </table:table-cell>
          <table:table-cell office:value-type="string" calcext:value-type="string">
            <text:p>BSV Halle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Borrmann</text:p>
          </table:table-cell>
          <table:table-cell office:value-type="string" calcext:value-type="string">
            <text:p>Ben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I218]&amp;[.H218]&amp;[.J218]" office:value-type="string" office:string-value="Poida,Konstantin" calcext:value-type="string">
            <text:p>Poida,Konstantin</text:p>
          </table:table-cell>
          <table:table-cell office:value-type="string" calcext:value-type="string">
            <text:p>BSV Halle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Poida</text:p>
          </table:table-cell>
          <table:table-cell office:value-type="string" calcext:value-type="string">
            <text:p>Konstantin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I219]&amp;[.H219]&amp;[.J219]" office:value-type="string" office:string-value="Wolf,Friederike" calcext:value-type="string">
            <text:p>Wolf,Friederike</text:p>
          </table:table-cell>
          <table:table-cell office:value-type="string" calcext:value-type="string">
            <text:p>SVS Jena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Friederike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I220]&amp;[.H220]&amp;[.J220]" office:value-type="string" office:string-value="Esbach,Annett" calcext:value-type="string">
            <text:p>Esbach,Annett</text:p>
          </table:table-cell>
          <table:table-cell office:value-type="string" calcext:value-type="string">
            <text:p>BSV Halle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Esbach</text:p>
          </table:table-cell>
          <table:table-cell office:value-type="string" calcext:value-type="string">
            <text:p>Annett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I221]&amp;[.H221]&amp;[.J221]" office:value-type="string" office:string-value="Herzog,Andrea" calcext:value-type="string">
            <text:p>Herzog,Andrea</text:p>
          </table:table-cell>
          <table:table-cell office:value-type="string" calcext:value-type="string">
            <text:p>Leipziger KC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Herzog</text:p>
          </table:table-cell>
          <table:table-cell office:value-type="string" calcext:value-type="string">
            <text:p>Andrea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I222]&amp;[.H222]&amp;[.J222]" office:value-type="string" office:string-value="Bergner,Victoria" calcext:value-type="string">
            <text:p>Bergner,Victoria</text:p>
          </table:table-cell>
          <table:table-cell office:value-type="string" calcext:value-type="string">
            <text:p>Leipziger KC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Bergner</text:p>
          </table:table-cell>
          <table:table-cell office:value-type="string" calcext:value-type="string">
            <text:p>Victoria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I223]&amp;[.H223]&amp;[.J223]" office:value-type="string" office:string-value="Bayn,Nele" calcext:value-type="string">
            <text:p>Bayn,Nele</text:p>
          </table:table-cell>
          <table:table-cell office:value-type="string" calcext:value-type="string">
            <text:p>Leipziger KC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Bayn</text:p>
          </table:table-cell>
          <table:table-cell office:value-type="string" calcext:value-type="string">
            <text:p>Nele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I224]&amp;[.H224]&amp;[.J224]" office:value-type="string" office:string-value="Harzer,Franziska" calcext:value-type="string">
            <text:p>Harzer,Franziska</text:p>
          </table:table-cell>
          <table:table-cell office:value-type="string" calcext:value-type="string">
            <text:p>BSV Halle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Harzer</text:p>
          </table:table-cell>
          <table:table-cell office:value-type="string" calcext:value-type="string">
            <text:p>Franziska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I225]&amp;[.H225]&amp;[.J225]" office:value-type="string" office:string-value="Roßner,Nele" calcext:value-type="string">
            <text:p>Roßner,Nele</text:p>
          </table:table-cell>
          <table:table-cell office:value-type="string" calcext:value-type="string">
            <text:p>Leipziger KC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Roßner</text:p>
          </table:table-cell>
          <table:table-cell office:value-type="string" calcext:value-type="string">
            <text:p>Nele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I226]&amp;[.H226]&amp;[.J226]" office:value-type="string" office:string-value="Voigt,Sandra" calcext:value-type="string">
            <text:p>Voigt,Sandra</text:p>
          </table:table-cell>
          <table:table-cell office:value-type="string" calcext:value-type="string">
            <text:p>Leipziger KC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Voigt</text:p>
          </table:table-cell>
          <table:table-cell office:value-type="string" calcext:value-type="string">
            <text:p>Sandra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I227]&amp;[.H227]&amp;[.J227]" office:value-type="string" office:string-value="Rappe,Kimberley" calcext:value-type="string">
            <text:p>Rappe,Kimberley</text:p>
          </table:table-cell>
          <table:table-cell office:value-type="string" calcext:value-type="string">
            <text:p>SSVP Radebeul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Rappe</text:p>
          </table:table-cell>
          <table:table-cell office:value-type="string" calcext:value-type="string">
            <text:p>Kimberley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I228]&amp;[.H228]&amp;[.J228]" office:value-type="string" office:string-value="Götze,Lena" calcext:value-type="string">
            <text:p>Götze,Lena</text:p>
          </table:table-cell>
          <table:table-cell office:value-type="string" calcext:value-type="string">
            <text:p>SGK Meißen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Götze</text:p>
          </table:table-cell>
          <table:table-cell office:value-type="string" calcext:value-type="string">
            <text:p>Lena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I229]&amp;[.H229]&amp;[.J229]" office:value-type="string" office:string-value="Krech,Lucie" calcext:value-type="string">
            <text:p>Krech,Lucie</text:p>
          </table:table-cell>
          <table:table-cell office:value-type="string" calcext:value-type="string">
            <text:p>TSV 1880 Gera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Krech</text:p>
          </table:table-cell>
          <table:table-cell office:value-type="string" calcext:value-type="string">
            <text:p>Lucie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I230]&amp;[.H230]&amp;[.J230]" office:value-type="string" office:string-value="Döring,Zoe" calcext:value-type="string">
            <text:p>Döring,Zoe</text:p>
          </table:table-cell>
          <table:table-cell office:value-type="string" calcext:value-type="string">
            <text:p>Leipziger KC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Döring</text:p>
          </table:table-cell>
          <table:table-cell office:value-type="string" calcext:value-type="string">
            <text:p>Zoe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I231]&amp;[.H231]&amp;[.J231]" office:value-type="string" office:string-value="Lewandowski,Zola" calcext:value-type="string">
            <text:p>Lewandowski,Zola</text:p>
          </table:table-cell>
          <table:table-cell office:value-type="string" calcext:value-type="string">
            <text:p>Leipziger KC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Zola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I232]&amp;[.H232]&amp;[.J232]" office:value-type="string" office:string-value="Schneider,Helene" calcext:value-type="string">
            <text:p>Schneider,Helene</text:p>
          </table:table-cell>
          <table:table-cell office:value-type="string" calcext:value-type="string">
            <text:p>SGK Meißen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Schneider</text:p>
          </table:table-cell>
          <table:table-cell office:value-type="string" calcext:value-type="string">
            <text:p>Hele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6:18:44.384000000</meta:creation-date>
    <dc:date>2017-03-22T16:31:44.791000000</dc:date>
    <meta:editing-duration>PT12M58S</meta:editing-duration>
    <meta:editing-cycles>12</meta:editing-cycles>
    <meta:generator>LibreOffice/5.2.5.1$Windows_X86_64 LibreOffice_project/0312e1a284a7d50ca85a365c316c7abbf20a4d22</meta:generator>
    <meta:document-statistic meta:table-count="1" meta:cell-count="1389" meta:object-count="0"/>
  </office:meta>
</office:document-meta>
</file>